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9.07mm"/>
    </style:style>
    <style:style style:name="co6" style:family="table-column">
      <style:table-column-properties fo:break-before="auto" style:column-width="20.5mm"/>
    </style:style>
    <style:style style:name="co7" style:family="table-column">
      <style:table-column-properties fo:break-before="auto" style:column-width="8.78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7.97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2.07mm"/>
    </style:style>
    <style:style style:name="co13" style:family="table-column">
      <style:table-column-properties fo:break-before="auto" style:column-width="21.59mm"/>
    </style:style>
    <style:style style:name="co14" style:family="table-column">
      <style:table-column-properties fo:break-before="auto" style:column-width="2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shapes>
          <draw:frame draw:z-index="0" draw:style-name="gr1" draw:text-style-name="P1" svg:width="294.24mm" svg:height="199.48mm" svg:x="140.26mm" svg:y="1.06mm">
            <draw:object draw:notify-on-update-of-ranges="analysis.B1:analysis.B739 analysis.R3:analysis.R7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HEX2DEC([.A1])" office:value-type="float" office:value="0" calcext:value-type="float">
            <text:p>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000e</text:p>
          </table:table-cell>
          <table:table-cell table:formula="of:=HEX2DEC([.A2])" office:value-type="float" office:value="14" calcext:value-type="float">
            <text:p>14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length=12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HEX2DEC([.A3])" office:value-type="float" office:value="32" calcext:value-type="float">
            <text:p>3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10</text:p>
          </table:table-cell>
          <table:table-cell/>
          <table:table-cell office:value-type="string" calcext:value-type="string">
            <text:p>hdr=16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(pext)</text:p>
          </table:table-cell>
          <table:table-cell/>
          <table:table-cell office:value-type="string" calcext:value-type="string">
            <text:p>pstd=10240</text:p>
          </table:table-cell>
          <table:table-cell office:value-type="string" calcext:value-type="string">
            <text:p>(scale=1024)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HEX2DEC([.A4])" office:value-type="float" office:value="2048" calcext:value-type="float">
            <text:p>204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080e</text:p>
          </table:table-cell>
          <table:table-cell table:formula="of:=HEX2DEC([.A5])" office:value-type="float" office:value="2062" calcext:value-type="float">
            <text:p>206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HEX2DEC([.A6])" office:value-type="float" office:value="4096" calcext:value-type="float">
            <text:p>409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14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100e</text:p>
          </table:table-cell>
          <table:table-cell table:formula="of:=HEX2DEC([.A7])" office:value-type="float" office:value="4110" calcext:value-type="float">
            <text:p>411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HEX2DEC([.A8])" office:value-type="float" office:value="6144" calcext:value-type="float">
            <text:p>614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180e</text:p>
          </table:table-cell>
          <table:table-cell table:formula="of:=HEX2DEC([.A9])" office:value-type="float" office:value="6158" calcext:value-type="float">
            <text:p>615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HEX2DEC([.A10])" office:value-type="float" office:value="8192" calcext:value-type="float">
            <text:p>819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200e</text:p>
          </table:table-cell>
          <table:table-cell table:formula="of:=HEX2DEC([.A11])" office:value-type="float" office:value="8206" calcext:value-type="float">
            <text:p>820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HEX2DEC([.A12])" office:value-type="float" office:value="10240" calcext:value-type="float">
            <text:p>1024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280e</text:p>
          </table:table-cell>
          <table:table-cell table:formula="of:=HEX2DEC([.A13])" office:value-type="float" office:value="10254" calcext:value-type="float">
            <text:p>1025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HEX2DEC([.A14])" office:value-type="float" office:value="12288" calcext:value-type="float">
            <text:p>1228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300e</text:p>
          </table:table-cell>
          <table:table-cell table:formula="of:=HEX2DEC([.A15])" office:value-type="float" office:value="12302" calcext:value-type="float">
            <text:p>1230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42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formula="of:=HEX2DEC([.A16])" office:value-type="float" office:value="14336" calcext:value-type="float">
            <text:p>1433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49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380e</text:p>
          </table:table-cell>
          <table:table-cell table:formula="of:=HEX2DEC([.A17])" office:value-type="float" office:value="14350" calcext:value-type="float">
            <text:p>1435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49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49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HEX2DEC([.A18])" office:value-type="float" office:value="16384" calcext:value-type="float">
            <text:p>1638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56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400e</text:p>
          </table:table-cell>
          <table:table-cell table:formula="of:=HEX2DEC([.A19])" office:value-type="float" office:value="16398" calcext:value-type="float">
            <text:p>1639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56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56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formula="of:=HEX2DEC([.A20])" office:value-type="float" office:value="18432" calcext:value-type="float">
            <text:p>1843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480e</text:p>
          </table:table-cell>
          <table:table-cell table:formula="of:=HEX2DEC([.A21])" office:value-type="float" office:value="18446" calcext:value-type="float">
            <text:p>1844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60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60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HEX2DEC([.A22])" office:value-type="float" office:value="20480" calcext:value-type="float">
            <text:p>2048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62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500e</text:p>
          </table:table-cell>
          <table:table-cell table:formula="of:=HEX2DEC([.A23])" office:value-type="float" office:value="20494" calcext:value-type="float">
            <text:p>2049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62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62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formula="of:=HEX2DEC([.A24])" office:value-type="float" office:value="22528" calcext:value-type="float">
            <text:p>2252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65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580e</text:p>
          </table:table-cell>
          <table:table-cell table:formula="of:=HEX2DEC([.A25])" office:value-type="float" office:value="22542" calcext:value-type="float">
            <text:p>2254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65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65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HEX2DEC([.A26])" office:value-type="float" office:value="24576" calcext:value-type="float">
            <text:p>2457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67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600e</text:p>
          </table:table-cell>
          <table:table-cell table:formula="of:=HEX2DEC([.A27])" office:value-type="float" office:value="24590" calcext:value-type="float">
            <text:p>2459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67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67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formula="of:=HEX2DEC([.A28])" office:value-type="float" office:value="26624" calcext:value-type="float">
            <text:p>2662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70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680e</text:p>
          </table:table-cell>
          <table:table-cell table:formula="of:=HEX2DEC([.A29])" office:value-type="float" office:value="26638" calcext:value-type="float">
            <text:p>2663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70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70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HEX2DEC([.A30])" office:value-type="float" office:value="28672" calcext:value-type="float">
            <text:p>2867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72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700e</text:p>
          </table:table-cell>
          <table:table-cell table:formula="of:=HEX2DEC([.A31])" office:value-type="float" office:value="28686" calcext:value-type="float">
            <text:p>2868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72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72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formula="of:=HEX2DEC([.A32])" office:value-type="float" office:value="30720" calcext:value-type="float">
            <text:p>3072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75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780e</text:p>
          </table:table-cell>
          <table:table-cell table:formula="of:=HEX2DEC([.A33])" office:value-type="float" office:value="30734" calcext:value-type="float">
            <text:p>3073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75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75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HEX2DEC([.A34])" office:value-type="float" office:value="32768" calcext:value-type="float">
            <text:p>3276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77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800e</text:p>
          </table:table-cell>
          <table:table-cell table:formula="of:=HEX2DEC([.A35])" office:value-type="float" office:value="32782" calcext:value-type="float">
            <text:p>3278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77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formula="of:=HEX2DEC([.A36])" office:value-type="float" office:value="34816" calcext:value-type="float">
            <text:p>3481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80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880e</text:p>
          </table:table-cell>
          <table:table-cell table:formula="of:=HEX2DEC([.A37])" office:value-type="float" office:value="34830" calcext:value-type="float">
            <text:p>3483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80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80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HEX2DEC([.A38])" office:value-type="float" office:value="36864" calcext:value-type="float">
            <text:p>3686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82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900e</text:p>
          </table:table-cell>
          <table:table-cell table:formula="of:=HEX2DEC([.A39])" office:value-type="float" office:value="36878" calcext:value-type="float">
            <text:p>3687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82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formula="of:=HEX2DEC([.A40])" office:value-type="float" office:value="38912" calcext:value-type="float">
            <text:p>3891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85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980e</text:p>
          </table:table-cell>
          <table:table-cell table:formula="of:=HEX2DEC([.A41])" office:value-type="float" office:value="38926" calcext:value-type="float">
            <text:p>3892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85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85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a000</text:p>
          </table:table-cell>
          <table:table-cell table:formula="of:=HEX2DEC([.A42])" office:value-type="float" office:value="40960" calcext:value-type="float">
            <text:p>4096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87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a00e</text:p>
          </table:table-cell>
          <table:table-cell table:formula="of:=HEX2DEC([.A43])" office:value-type="float" office:value="40974" calcext:value-type="float">
            <text:p>4097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87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87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a800</text:p>
          </table:table-cell>
          <table:table-cell table:formula="of:=HEX2DEC([.A44])" office:value-type="float" office:value="43008" calcext:value-type="float">
            <text:p>4300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90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a80e</text:p>
          </table:table-cell>
          <table:table-cell table:formula="of:=HEX2DEC([.A45])" office:value-type="float" office:value="43022" calcext:value-type="float">
            <text:p>4302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90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90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b000</text:p>
          </table:table-cell>
          <table:table-cell table:formula="of:=HEX2DEC([.A46])" office:value-type="float" office:value="45056" calcext:value-type="float">
            <text:p>4505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92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b00e</text:p>
          </table:table-cell>
          <table:table-cell table:formula="of:=HEX2DEC([.A47])" office:value-type="float" office:value="45070" calcext:value-type="float">
            <text:p>4507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92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92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b800</text:p>
          </table:table-cell>
          <table:table-cell table:formula="of:=HEX2DEC([.A48])" office:value-type="float" office:value="47104" calcext:value-type="float">
            <text:p>4710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94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b80e</text:p>
          </table:table-cell>
          <table:table-cell table:formula="of:=HEX2DEC([.A49])" office:value-type="float" office:value="47118" calcext:value-type="float">
            <text:p>4711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95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95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c000</text:p>
          </table:table-cell>
          <table:table-cell table:formula="of:=HEX2DEC([.A50])" office:value-type="float" office:value="49152" calcext:value-type="float">
            <text:p>4915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97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c00e</text:p>
          </table:table-cell>
          <table:table-cell table:formula="of:=HEX2DEC([.A51])" office:value-type="float" office:value="49166" calcext:value-type="float">
            <text:p>4916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97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97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c800</text:p>
          </table:table-cell>
          <table:table-cell table:formula="of:=HEX2DEC([.A52])" office:value-type="float" office:value="51200" calcext:value-type="float">
            <text:p>5120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0.99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c80e</text:p>
          </table:table-cell>
          <table:table-cell table:formula="of:=HEX2DEC([.A53])" office:value-type="float" office:value="51214" calcext:value-type="float">
            <text:p>5121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0.99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0.99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d000</text:p>
          </table:table-cell>
          <table:table-cell table:formula="of:=HEX2DEC([.A54])" office:value-type="float" office:value="53248" calcext:value-type="float">
            <text:p>5324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02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d00e</text:p>
          </table:table-cell>
          <table:table-cell table:formula="of:=HEX2DEC([.A55])" office:value-type="float" office:value="53262" calcext:value-type="float">
            <text:p>5326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02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02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d800</text:p>
          </table:table-cell>
          <table:table-cell table:formula="of:=HEX2DEC([.A56])" office:value-type="float" office:value="55296" calcext:value-type="float">
            <text:p>5529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04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d80e</text:p>
          </table:table-cell>
          <table:table-cell table:formula="of:=HEX2DEC([.A57])" office:value-type="float" office:value="55310" calcext:value-type="float">
            <text:p>5531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04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04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HEX2DEC([.A58])" office:value-type="float" office:value="0" calcext:value-type="float">
            <text:p>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07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e00e</text:p>
          </table:table-cell>
          <table:table-cell table:formula="of:=HEX2DEC([.A59])" office:value-type="float" office:value="57358" calcext:value-type="float">
            <text:p>5735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07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07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HEX2DEC([.A60])" office:value-type="float" office:value="0" calcext:value-type="float">
            <text:p>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09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e80e</text:p>
          </table:table-cell>
          <table:table-cell table:formula="of:=HEX2DEC([.A61])" office:value-type="float" office:value="59406" calcext:value-type="float">
            <text:p>5940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09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09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f000</text:p>
          </table:table-cell>
          <table:table-cell table:formula="of:=HEX2DEC([.A62])" office:value-type="float" office:value="61440" calcext:value-type="float">
            <text:p>6144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12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f00e</text:p>
          </table:table-cell>
          <table:table-cell table:formula="of:=HEX2DEC([.A63])" office:value-type="float" office:value="61454" calcext:value-type="float">
            <text:p>6145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12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12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f800</text:p>
          </table:table-cell>
          <table:table-cell table:formula="of:=HEX2DEC([.A64])" office:value-type="float" office:value="63488" calcext:value-type="float">
            <text:p>6348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14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0f80e</text:p>
          </table:table-cell>
          <table:table-cell table:formula="of:=HEX2DEC([.A65])" office:value-type="float" office:value="63502" calcext:value-type="float">
            <text:p>6350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15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14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HEX2DEC([.A66])" office:value-type="float" office:value="65536" calcext:value-type="float">
            <text:p>6553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17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000e</text:p>
          </table:table-cell>
          <table:table-cell table:formula="of:=HEX2DEC([.A67])" office:value-type="float" office:value="65550" calcext:value-type="float">
            <text:p>6555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17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17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0800" calcext:value-type="float">
            <text:p>10800</text:p>
          </table:table-cell>
          <table:table-cell table:formula="of:=HEX2DEC([.A68])" office:value-type="float" office:value="67584" calcext:value-type="float">
            <text:p>6758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19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080e</text:p>
          </table:table-cell>
          <table:table-cell table:formula="of:=HEX2DEC([.A69])" office:value-type="float" office:value="67598" calcext:value-type="float">
            <text:p>6759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20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20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formula="of:=HEX2DEC([.A70])" office:value-type="float" office:value="69632" calcext:value-type="float">
            <text:p>6963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22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100e</text:p>
          </table:table-cell>
          <table:table-cell table:formula="of:=HEX2DEC([.A71])" office:value-type="float" office:value="69646" calcext:value-type="float">
            <text:p>6964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22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22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1800" calcext:value-type="float">
            <text:p>11800</text:p>
          </table:table-cell>
          <table:table-cell table:formula="of:=HEX2DEC([.A72])" office:value-type="float" office:value="71680" calcext:value-type="float">
            <text:p>7168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25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180e</text:p>
          </table:table-cell>
          <table:table-cell table:formula="of:=HEX2DEC([.A73])" office:value-type="float" office:value="71694" calcext:value-type="float">
            <text:p>7169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25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25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HEX2DEC([.A74])" office:value-type="float" office:value="73728" calcext:value-type="float">
            <text:p>7372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27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200e</text:p>
          </table:table-cell>
          <table:table-cell table:formula="of:=HEX2DEC([.A75])" office:value-type="float" office:value="73742" calcext:value-type="float">
            <text:p>7374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27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27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2800" calcext:value-type="float">
            <text:p>12800</text:p>
          </table:table-cell>
          <table:table-cell table:formula="of:=HEX2DEC([.A76])" office:value-type="float" office:value="75776" calcext:value-type="float">
            <text:p>7577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30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280e</text:p>
          </table:table-cell>
          <table:table-cell table:formula="of:=HEX2DEC([.A77])" office:value-type="float" office:value="75790" calcext:value-type="float">
            <text:p>7579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30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30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formula="of:=HEX2DEC([.A78])" office:value-type="float" office:value="77824" calcext:value-type="float">
            <text:p>7782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32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300e</text:p>
          </table:table-cell>
          <table:table-cell table:formula="of:=HEX2DEC([.A79])" office:value-type="float" office:value="77838" calcext:value-type="float">
            <text:p>7783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32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32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3800" calcext:value-type="float">
            <text:p>13800</text:p>
          </table:table-cell>
          <table:table-cell table:formula="of:=HEX2DEC([.A80])" office:value-type="float" office:value="79872" calcext:value-type="float">
            <text:p>7987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34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380e</text:p>
          </table:table-cell>
          <table:table-cell table:formula="of:=HEX2DEC([.A81])" office:value-type="float" office:value="79886" calcext:value-type="float">
            <text:p>7988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35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34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formula="of:=HEX2DEC([.A82])" office:value-type="float" office:value="81920" calcext:value-type="float">
            <text:p>8192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37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400e</text:p>
          </table:table-cell>
          <table:table-cell table:formula="of:=HEX2DEC([.A83])" office:value-type="float" office:value="81934" calcext:value-type="float">
            <text:p>8193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37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37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4800" calcext:value-type="float">
            <text:p>14800</text:p>
          </table:table-cell>
          <table:table-cell table:formula="of:=HEX2DEC([.A84])" office:value-type="float" office:value="83968" calcext:value-type="float">
            <text:p>8396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39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480e</text:p>
          </table:table-cell>
          <table:table-cell table:formula="of:=HEX2DEC([.A85])" office:value-type="float" office:value="83982" calcext:value-type="float">
            <text:p>8398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39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39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HEX2DEC([.A86])" office:value-type="float" office:value="86016" calcext:value-type="float">
            <text:p>8601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42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500e</text:p>
          </table:table-cell>
          <table:table-cell table:formula="of:=HEX2DEC([.A87])" office:value-type="float" office:value="86030" calcext:value-type="float">
            <text:p>8603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42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42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5800" calcext:value-type="float">
            <text:p>15800</text:p>
          </table:table-cell>
          <table:table-cell table:formula="of:=HEX2DEC([.A88])" office:value-type="float" office:value="88064" calcext:value-type="float">
            <text:p>8806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44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580e</text:p>
          </table:table-cell>
          <table:table-cell table:formula="of:=HEX2DEC([.A89])" office:value-type="float" office:value="88078" calcext:value-type="float">
            <text:p>8807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44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44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HEX2DEC([.A90])" office:value-type="float" office:value="90112" calcext:value-type="float">
            <text:p>9011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47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600e</text:p>
          </table:table-cell>
          <table:table-cell table:formula="of:=HEX2DEC([.A91])" office:value-type="float" office:value="90126" calcext:value-type="float">
            <text:p>9012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47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47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6800" calcext:value-type="float">
            <text:p>16800</text:p>
          </table:table-cell>
          <table:table-cell table:formula="of:=HEX2DEC([.A92])" office:value-type="float" office:value="92160" calcext:value-type="float">
            <text:p>9216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49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680e</text:p>
          </table:table-cell>
          <table:table-cell table:formula="of:=HEX2DEC([.A93])" office:value-type="float" office:value="92174" calcext:value-type="float">
            <text:p>9217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49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49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formula="of:=HEX2DEC([.A94])" office:value-type="float" office:value="94208" calcext:value-type="float">
            <text:p>9420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52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700e</text:p>
          </table:table-cell>
          <table:table-cell table:formula="of:=HEX2DEC([.A95])" office:value-type="float" office:value="94222" calcext:value-type="float">
            <text:p>9422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52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52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7800" calcext:value-type="float">
            <text:p>17800</text:p>
          </table:table-cell>
          <table:table-cell table:formula="of:=HEX2DEC([.A96])" office:value-type="float" office:value="96256" calcext:value-type="float">
            <text:p>9625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54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780e</text:p>
          </table:table-cell>
          <table:table-cell table:formula="of:=HEX2DEC([.A97])" office:value-type="float" office:value="96270" calcext:value-type="float">
            <text:p>9627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55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55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formula="of:=HEX2DEC([.A98])" office:value-type="float" office:value="98304" calcext:value-type="float">
            <text:p>9830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57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800e</text:p>
          </table:table-cell>
          <table:table-cell table:formula="of:=HEX2DEC([.A99])" office:value-type="float" office:value="98318" calcext:value-type="float">
            <text:p>9831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57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57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8800" calcext:value-type="float">
            <text:p>18800</text:p>
          </table:table-cell>
          <table:table-cell table:formula="of:=HEX2DEC([.A100])" office:value-type="float" office:value="100352" calcext:value-type="float">
            <text:p>10035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60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880e</text:p>
          </table:table-cell>
          <table:table-cell table:formula="of:=HEX2DEC([.A101])" office:value-type="float" office:value="100366" calcext:value-type="float">
            <text:p>10036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60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60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formula="of:=HEX2DEC([.A102])" office:value-type="float" office:value="102400" calcext:value-type="float">
            <text:p>10240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63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900e</text:p>
          </table:table-cell>
          <table:table-cell table:formula="of:=HEX2DEC([.A103])" office:value-type="float" office:value="102414" calcext:value-type="float">
            <text:p>10241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63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63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9800" calcext:value-type="float">
            <text:p>19800</text:p>
          </table:table-cell>
          <table:table-cell table:formula="of:=HEX2DEC([.A104])" office:value-type="float" office:value="104448" calcext:value-type="float">
            <text:p>10444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65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980e</text:p>
          </table:table-cell>
          <table:table-cell table:formula="of:=HEX2DEC([.A105])" office:value-type="float" office:value="104462" calcext:value-type="float">
            <text:p>10446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65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65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1a000</text:p>
          </table:table-cell>
          <table:table-cell table:formula="of:=HEX2DEC([.A106])" office:value-type="float" office:value="106496" calcext:value-type="float">
            <text:p>10649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68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a00e</text:p>
          </table:table-cell>
          <table:table-cell table:formula="of:=HEX2DEC([.A107])" office:value-type="float" office:value="106510" calcext:value-type="float">
            <text:p>10651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68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68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1a800</text:p>
          </table:table-cell>
          <table:table-cell table:formula="of:=HEX2DEC([.A108])" office:value-type="float" office:value="108544" calcext:value-type="float">
            <text:p>10854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70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a80e</text:p>
          </table:table-cell>
          <table:table-cell table:formula="of:=HEX2DEC([.A109])" office:value-type="float" office:value="108558" calcext:value-type="float">
            <text:p>10855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70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70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1b000</text:p>
          </table:table-cell>
          <table:table-cell table:formula="of:=HEX2DEC([.A110])" office:value-type="float" office:value="110592" calcext:value-type="float">
            <text:p>11059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72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b00e</text:p>
          </table:table-cell>
          <table:table-cell table:formula="of:=HEX2DEC([.A111])" office:value-type="float" office:value="110606" calcext:value-type="float">
            <text:p>11060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73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73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1b800</text:p>
          </table:table-cell>
          <table:table-cell table:formula="of:=HEX2DEC([.A112])" office:value-type="float" office:value="112640" calcext:value-type="float">
            <text:p>11264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75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b80e</text:p>
          </table:table-cell>
          <table:table-cell table:formula="of:=HEX2DEC([.A113])" office:value-type="float" office:value="112654" calcext:value-type="float">
            <text:p>11265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75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75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1c000</text:p>
          </table:table-cell>
          <table:table-cell table:formula="of:=HEX2DEC([.A114])" office:value-type="float" office:value="114688" calcext:value-type="float">
            <text:p>11468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78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c00e</text:p>
          </table:table-cell>
          <table:table-cell table:formula="of:=HEX2DEC([.A115])" office:value-type="float" office:value="114702" calcext:value-type="float">
            <text:p>11470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78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78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1c800</text:p>
          </table:table-cell>
          <table:table-cell table:formula="of:=HEX2DEC([.A116])" office:value-type="float" office:value="116736" calcext:value-type="float">
            <text:p>11673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80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c80e</text:p>
          </table:table-cell>
          <table:table-cell table:formula="of:=HEX2DEC([.A117])" office:value-type="float" office:value="116750" calcext:value-type="float">
            <text:p>11675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81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81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1d000</text:p>
          </table:table-cell>
          <table:table-cell table:formula="of:=HEX2DEC([.A118])" office:value-type="float" office:value="118784" calcext:value-type="float">
            <text:p>11878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83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d00e</text:p>
          </table:table-cell>
          <table:table-cell table:formula="of:=HEX2DEC([.A119])" office:value-type="float" office:value="118798" calcext:value-type="float">
            <text:p>11879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83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83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1d800</text:p>
          </table:table-cell>
          <table:table-cell table:formula="of:=HEX2DEC([.A120])" office:value-type="float" office:value="120832" calcext:value-type="float">
            <text:p>12083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86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d80e</text:p>
          </table:table-cell>
          <table:table-cell table:formula="of:=HEX2DEC([.A121])" office:value-type="float" office:value="120846" calcext:value-type="float">
            <text:p>12084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86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86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HEX2DEC([.A122])" office:value-type="float" office:value="1" calcext:value-type="float">
            <text:p>1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89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e00e</text:p>
          </table:table-cell>
          <table:table-cell table:formula="of:=HEX2DEC([.A123])" office:value-type="float" office:value="122894" calcext:value-type="float">
            <text:p>12289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89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89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001e800</text:p>
          </table:table-cell>
          <table:table-cell table:formula="of:=HEX2DEC([.A124])" office:value-type="float" office:value="124928" calcext:value-type="float">
            <text:p>12492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91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e80e</text:p>
          </table:table-cell>
          <table:table-cell table:formula="of:=HEX2DEC([.A125])" office:value-type="float" office:value="124942" calcext:value-type="float">
            <text:p>12494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92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92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1f000</text:p>
          </table:table-cell>
          <table:table-cell table:formula="of:=HEX2DEC([.A126])" office:value-type="float" office:value="126976" calcext:value-type="float">
            <text:p>12697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94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f00e</text:p>
          </table:table-cell>
          <table:table-cell table:formula="of:=HEX2DEC([.A127])" office:value-type="float" office:value="126990" calcext:value-type="float">
            <text:p>12699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95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95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1f800</text:p>
          </table:table-cell>
          <table:table-cell table:formula="of:=HEX2DEC([.A128])" office:value-type="float" office:value="129024" calcext:value-type="float">
            <text:p>12902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1.97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1f80e</text:p>
          </table:table-cell>
          <table:table-cell table:formula="of:=HEX2DEC([.A129])" office:value-type="float" office:value="129038" calcext:value-type="float">
            <text:p>12903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1.98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1.97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HEX2DEC([.A130])" office:value-type="float" office:value="131072" calcext:value-type="float">
            <text:p>13107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00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000e</text:p>
          </table:table-cell>
          <table:table-cell table:formula="of:=HEX2DEC([.A131])" office:value-type="float" office:value="131086" calcext:value-type="float">
            <text:p>13108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00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00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0800" calcext:value-type="float">
            <text:p>20800</text:p>
          </table:table-cell>
          <table:table-cell table:formula="of:=HEX2DEC([.A132])" office:value-type="float" office:value="133120" calcext:value-type="float">
            <text:p>13312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02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080e</text:p>
          </table:table-cell>
          <table:table-cell table:formula="of:=HEX2DEC([.A133])" office:value-type="float" office:value="133134" calcext:value-type="float">
            <text:p>13313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03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02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HEX2DEC([.A134])" office:value-type="float" office:value="135168" calcext:value-type="float">
            <text:p>13516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05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100e</text:p>
          </table:table-cell>
          <table:table-cell table:formula="of:=HEX2DEC([.A135])" office:value-type="float" office:value="135182" calcext:value-type="float">
            <text:p>13518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05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05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1800" calcext:value-type="float">
            <text:p>21800</text:p>
          </table:table-cell>
          <table:table-cell table:formula="of:=HEX2DEC([.A136])" office:value-type="float" office:value="137216" calcext:value-type="float">
            <text:p>13721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07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180e</text:p>
          </table:table-cell>
          <table:table-cell table:formula="of:=HEX2DEC([.A137])" office:value-type="float" office:value="137230" calcext:value-type="float">
            <text:p>13723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08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07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formula="of:=HEX2DEC([.A138])" office:value-type="float" office:value="139264" calcext:value-type="float">
            <text:p>13926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10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200e</text:p>
          </table:table-cell>
          <table:table-cell table:formula="of:=HEX2DEC([.A139])" office:value-type="float" office:value="139278" calcext:value-type="float">
            <text:p>13927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10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10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2800" calcext:value-type="float">
            <text:p>22800</text:p>
          </table:table-cell>
          <table:table-cell table:formula="of:=HEX2DEC([.A140])" office:value-type="float" office:value="141312" calcext:value-type="float">
            <text:p>14131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13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280e</text:p>
          </table:table-cell>
          <table:table-cell table:formula="of:=HEX2DEC([.A141])" office:value-type="float" office:value="141326" calcext:value-type="float">
            <text:p>14132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13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13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formula="of:=HEX2DEC([.A142])" office:value-type="float" office:value="143360" calcext:value-type="float">
            <text:p>14336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15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300e</text:p>
          </table:table-cell>
          <table:table-cell table:formula="of:=HEX2DEC([.A143])" office:value-type="float" office:value="143374" calcext:value-type="float">
            <text:p>14337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16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15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3800" calcext:value-type="float">
            <text:p>23800</text:p>
          </table:table-cell>
          <table:table-cell table:formula="of:=HEX2DEC([.A144])" office:value-type="float" office:value="145408" calcext:value-type="float">
            <text:p>14540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18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380e</text:p>
          </table:table-cell>
          <table:table-cell table:formula="of:=HEX2DEC([.A145])" office:value-type="float" office:value="145422" calcext:value-type="float">
            <text:p>14542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18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18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HEX2DEC([.A146])" office:value-type="float" office:value="147456" calcext:value-type="float">
            <text:p>14745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21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400e</text:p>
          </table:table-cell>
          <table:table-cell table:formula="of:=HEX2DEC([.A147])" office:value-type="float" office:value="147470" calcext:value-type="float">
            <text:p>14747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21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21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4800" calcext:value-type="float">
            <text:p>24800</text:p>
          </table:table-cell>
          <table:table-cell table:formula="of:=HEX2DEC([.A148])" office:value-type="float" office:value="149504" calcext:value-type="float">
            <text:p>14950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24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480e</text:p>
          </table:table-cell>
          <table:table-cell table:formula="of:=HEX2DEC([.A149])" office:value-type="float" office:value="149518" calcext:value-type="float">
            <text:p>14951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24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24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HEX2DEC([.A150])" office:value-type="float" office:value="151552" calcext:value-type="float">
            <text:p>15155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26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500e</text:p>
          </table:table-cell>
          <table:table-cell table:formula="of:=HEX2DEC([.A151])" office:value-type="float" office:value="151566" calcext:value-type="float">
            <text:p>15156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27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27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5800" calcext:value-type="float">
            <text:p>25800</text:p>
          </table:table-cell>
          <table:table-cell table:formula="of:=HEX2DEC([.A152])" office:value-type="float" office:value="153600" calcext:value-type="float">
            <text:p>15360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29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580e</text:p>
          </table:table-cell>
          <table:table-cell table:formula="of:=HEX2DEC([.A153])" office:value-type="float" office:value="153614" calcext:value-type="float">
            <text:p>15361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30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30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6000" calcext:value-type="float">
            <text:p>26000</text:p>
          </table:table-cell>
          <table:table-cell table:formula="of:=HEX2DEC([.A154])" office:value-type="float" office:value="155648" calcext:value-type="float">
            <text:p>15564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32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600e</text:p>
          </table:table-cell>
          <table:table-cell table:formula="of:=HEX2DEC([.A155])" office:value-type="float" office:value="155662" calcext:value-type="float">
            <text:p>15566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33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32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formula="of:=HEX2DEC([.A156])" office:value-type="float" office:value="157696" calcext:value-type="float">
            <text:p>15769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35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680e</text:p>
          </table:table-cell>
          <table:table-cell table:formula="of:=HEX2DEC([.A157])" office:value-type="float" office:value="157710" calcext:value-type="float">
            <text:p>15771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35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35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7000" calcext:value-type="float">
            <text:p>27000</text:p>
          </table:table-cell>
          <table:table-cell table:formula="of:=HEX2DEC([.A158])" office:value-type="float" office:value="159744" calcext:value-type="float">
            <text:p>15974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37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700e</text:p>
          </table:table-cell>
          <table:table-cell table:formula="of:=HEX2DEC([.A159])" office:value-type="float" office:value="159758" calcext:value-type="float">
            <text:p>15975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38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38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7800" calcext:value-type="float">
            <text:p>27800</text:p>
          </table:table-cell>
          <table:table-cell table:formula="of:=HEX2DEC([.A160])" office:value-type="float" office:value="161792" calcext:value-type="float">
            <text:p>16179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40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780e</text:p>
          </table:table-cell>
          <table:table-cell table:formula="of:=HEX2DEC([.A161])" office:value-type="float" office:value="161806" calcext:value-type="float">
            <text:p>16180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40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40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HEX2DEC([.A162])" office:value-type="float" office:value="163840" calcext:value-type="float">
            <text:p>16384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43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800e</text:p>
          </table:table-cell>
          <table:table-cell table:formula="of:=HEX2DEC([.A163])" office:value-type="float" office:value="163854" calcext:value-type="float">
            <text:p>16385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43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43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8800" calcext:value-type="float">
            <text:p>28800</text:p>
          </table:table-cell>
          <table:table-cell table:formula="of:=HEX2DEC([.A164])" office:value-type="float" office:value="165888" calcext:value-type="float">
            <text:p>16588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45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880e</text:p>
          </table:table-cell>
          <table:table-cell table:formula="of:=HEX2DEC([.A165])" office:value-type="float" office:value="165902" calcext:value-type="float">
            <text:p>16590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46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46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9000" calcext:value-type="float">
            <text:p>29000</text:p>
          </table:table-cell>
          <table:table-cell table:formula="of:=HEX2DEC([.A166])" office:value-type="float" office:value="167936" calcext:value-type="float">
            <text:p>16793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48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900e</text:p>
          </table:table-cell>
          <table:table-cell table:formula="of:=HEX2DEC([.A167])" office:value-type="float" office:value="167950" calcext:value-type="float">
            <text:p>16795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49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48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9800" calcext:value-type="float">
            <text:p>29800</text:p>
          </table:table-cell>
          <table:table-cell table:formula="of:=HEX2DEC([.A168])" office:value-type="float" office:value="169984" calcext:value-type="float">
            <text:p>16998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51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980e</text:p>
          </table:table-cell>
          <table:table-cell table:formula="of:=HEX2DEC([.A169])" office:value-type="float" office:value="169998" calcext:value-type="float">
            <text:p>16999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51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51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2a000</text:p>
          </table:table-cell>
          <table:table-cell table:formula="of:=HEX2DEC([.A170])" office:value-type="float" office:value="172032" calcext:value-type="float">
            <text:p>17203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54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a00e</text:p>
          </table:table-cell>
          <table:table-cell table:formula="of:=HEX2DEC([.A171])" office:value-type="float" office:value="172046" calcext:value-type="float">
            <text:p>17204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54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54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2a800</text:p>
          </table:table-cell>
          <table:table-cell table:formula="of:=HEX2DEC([.A172])" office:value-type="float" office:value="174080" calcext:value-type="float">
            <text:p>17408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57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a80e</text:p>
          </table:table-cell>
          <table:table-cell table:formula="of:=HEX2DEC([.A173])" office:value-type="float" office:value="174094" calcext:value-type="float">
            <text:p>17409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57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57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2b000</text:p>
          </table:table-cell>
          <table:table-cell table:formula="of:=HEX2DEC([.A174])" office:value-type="float" office:value="176128" calcext:value-type="float">
            <text:p>17612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59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b00e</text:p>
          </table:table-cell>
          <table:table-cell table:formula="of:=HEX2DEC([.A175])" office:value-type="float" office:value="176142" calcext:value-type="float">
            <text:p>17614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60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60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2b800</text:p>
          </table:table-cell>
          <table:table-cell table:formula="of:=HEX2DEC([.A176])" office:value-type="float" office:value="178176" calcext:value-type="float">
            <text:p>17817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62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b80e</text:p>
          </table:table-cell>
          <table:table-cell table:formula="of:=HEX2DEC([.A177])" office:value-type="float" office:value="178190" calcext:value-type="float">
            <text:p>17819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63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63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2c000</text:p>
          </table:table-cell>
          <table:table-cell table:formula="of:=HEX2DEC([.A178])" office:value-type="float" office:value="180224" calcext:value-type="float">
            <text:p>18022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65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c00e</text:p>
          </table:table-cell>
          <table:table-cell table:formula="of:=HEX2DEC([.A179])" office:value-type="float" office:value="180238" calcext:value-type="float">
            <text:p>18023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66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66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2c800</text:p>
          </table:table-cell>
          <table:table-cell table:formula="of:=HEX2DEC([.A180])" office:value-type="float" office:value="182272" calcext:value-type="float">
            <text:p>18227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68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c80e</text:p>
          </table:table-cell>
          <table:table-cell table:formula="of:=HEX2DEC([.A181])" office:value-type="float" office:value="182286" calcext:value-type="float">
            <text:p>18228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68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68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2d000</text:p>
          </table:table-cell>
          <table:table-cell table:formula="of:=HEX2DEC([.A182])" office:value-type="float" office:value="184320" calcext:value-type="float">
            <text:p>18432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71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d00e</text:p>
          </table:table-cell>
          <table:table-cell table:formula="of:=HEX2DEC([.A183])" office:value-type="float" office:value="184334" calcext:value-type="float">
            <text:p>18433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71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71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2d800</text:p>
          </table:table-cell>
          <table:table-cell table:formula="of:=HEX2DEC([.A184])" office:value-type="float" office:value="186368" calcext:value-type="float">
            <text:p>18636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73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d80e</text:p>
          </table:table-cell>
          <table:table-cell table:formula="of:=HEX2DEC([.A185])" office:value-type="float" office:value="186382" calcext:value-type="float">
            <text:p>18638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73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73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HEX2DEC([.A186])" office:value-type="float" office:value="2" calcext:value-type="float">
            <text:p>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75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e00e</text:p>
          </table:table-cell>
          <table:table-cell table:formula="of:=HEX2DEC([.A187])" office:value-type="float" office:value="188430" calcext:value-type="float">
            <text:p>18843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76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75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002e800</text:p>
          </table:table-cell>
          <table:table-cell table:formula="of:=HEX2DEC([.A188])" office:value-type="float" office:value="190464" calcext:value-type="float">
            <text:p>19046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78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e80e</text:p>
          </table:table-cell>
          <table:table-cell table:formula="of:=HEX2DEC([.A189])" office:value-type="float" office:value="190478" calcext:value-type="float">
            <text:p>19047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78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78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2f000</text:p>
          </table:table-cell>
          <table:table-cell table:formula="of:=HEX2DEC([.A190])" office:value-type="float" office:value="192512" calcext:value-type="float">
            <text:p>19251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80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f00e</text:p>
          </table:table-cell>
          <table:table-cell table:formula="of:=HEX2DEC([.A191])" office:value-type="float" office:value="192526" calcext:value-type="float">
            <text:p>19252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81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81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2f800</text:p>
          </table:table-cell>
          <table:table-cell table:formula="of:=HEX2DEC([.A192])" office:value-type="float" office:value="194560" calcext:value-type="float">
            <text:p>19456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83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2f80e</text:p>
          </table:table-cell>
          <table:table-cell table:formula="of:=HEX2DEC([.A193])" office:value-type="float" office:value="194574" calcext:value-type="float">
            <text:p>19457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83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83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HEX2DEC([.A194])" office:value-type="float" office:value="196608" calcext:value-type="float">
            <text:p>19660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86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000e</text:p>
          </table:table-cell>
          <table:table-cell table:formula="of:=HEX2DEC([.A195])" office:value-type="float" office:value="196622" calcext:value-type="float">
            <text:p>19662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86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86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0800" calcext:value-type="float">
            <text:p>30800</text:p>
          </table:table-cell>
          <table:table-cell table:formula="of:=HEX2DEC([.A196])" office:value-type="float" office:value="198656" calcext:value-type="float">
            <text:p>19865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89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080e</text:p>
          </table:table-cell>
          <table:table-cell table:formula="of:=HEX2DEC([.A197])" office:value-type="float" office:value="198670" calcext:value-type="float">
            <text:p>19867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89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89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formula="of:=HEX2DEC([.A198])" office:value-type="float" office:value="200704" calcext:value-type="float">
            <text:p>20070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91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100e</text:p>
          </table:table-cell>
          <table:table-cell table:formula="of:=HEX2DEC([.A199])" office:value-type="float" office:value="200718" calcext:value-type="float">
            <text:p>20071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91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91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1800" calcext:value-type="float">
            <text:p>31800</text:p>
          </table:table-cell>
          <table:table-cell table:formula="of:=HEX2DEC([.A200])" office:value-type="float" office:value="202752" calcext:value-type="float">
            <text:p>20275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94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180e</text:p>
          </table:table-cell>
          <table:table-cell table:formula="of:=HEX2DEC([.A201])" office:value-type="float" office:value="202766" calcext:value-type="float">
            <text:p>20276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94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94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HEX2DEC([.A202])" office:value-type="float" office:value="204800" calcext:value-type="float">
            <text:p>20480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2.97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200e</text:p>
          </table:table-cell>
          <table:table-cell table:formula="of:=HEX2DEC([.A203])" office:value-type="float" office:value="204814" calcext:value-type="float">
            <text:p>20481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2.97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2.97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2800" calcext:value-type="float">
            <text:p>32800</text:p>
          </table:table-cell>
          <table:table-cell table:formula="of:=HEX2DEC([.A204])" office:value-type="float" office:value="206848" calcext:value-type="float">
            <text:p>20684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00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280e</text:p>
          </table:table-cell>
          <table:table-cell table:formula="of:=HEX2DEC([.A205])" office:value-type="float" office:value="206862" calcext:value-type="float">
            <text:p>20686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00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00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3000" calcext:value-type="float">
            <text:p>33000</text:p>
          </table:table-cell>
          <table:table-cell table:formula="of:=HEX2DEC([.A206])" office:value-type="float" office:value="208896" calcext:value-type="float">
            <text:p>20889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02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300e</text:p>
          </table:table-cell>
          <table:table-cell table:formula="of:=HEX2DEC([.A207])" office:value-type="float" office:value="208910" calcext:value-type="float">
            <text:p>20891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03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03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3800" calcext:value-type="float">
            <text:p>33800</text:p>
          </table:table-cell>
          <table:table-cell table:formula="of:=HEX2DEC([.A208])" office:value-type="float" office:value="210944" calcext:value-type="float">
            <text:p>21094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05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380e</text:p>
          </table:table-cell>
          <table:table-cell table:formula="of:=HEX2DEC([.A209])" office:value-type="float" office:value="210958" calcext:value-type="float">
            <text:p>21095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05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05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4000" calcext:value-type="float">
            <text:p>34000</text:p>
          </table:table-cell>
          <table:table-cell table:formula="of:=HEX2DEC([.A210])" office:value-type="float" office:value="212992" calcext:value-type="float">
            <text:p>21299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07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400e</text:p>
          </table:table-cell>
          <table:table-cell table:formula="of:=HEX2DEC([.A211])" office:value-type="float" office:value="213006" calcext:value-type="float">
            <text:p>21300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08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08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4800" calcext:value-type="float">
            <text:p>34800</text:p>
          </table:table-cell>
          <table:table-cell table:formula="of:=HEX2DEC([.A212])" office:value-type="float" office:value="215040" calcext:value-type="float">
            <text:p>21504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10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480e</text:p>
          </table:table-cell>
          <table:table-cell table:formula="of:=HEX2DEC([.A213])" office:value-type="float" office:value="215054" calcext:value-type="float">
            <text:p>21505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10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10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formula="of:=HEX2DEC([.A214])" office:value-type="float" office:value="217088" calcext:value-type="float">
            <text:p>21708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13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500e</text:p>
          </table:table-cell>
          <table:table-cell table:formula="of:=HEX2DEC([.A215])" office:value-type="float" office:value="217102" calcext:value-type="float">
            <text:p>21710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13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13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5800" calcext:value-type="float">
            <text:p>35800</text:p>
          </table:table-cell>
          <table:table-cell table:formula="of:=HEX2DEC([.A216])" office:value-type="float" office:value="219136" calcext:value-type="float">
            <text:p>21913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15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580e</text:p>
          </table:table-cell>
          <table:table-cell table:formula="of:=HEX2DEC([.A217])" office:value-type="float" office:value="219150" calcext:value-type="float">
            <text:p>21915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16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15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formula="of:=HEX2DEC([.A218])" office:value-type="float" office:value="221184" calcext:value-type="float">
            <text:p>22118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18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600e</text:p>
          </table:table-cell>
          <table:table-cell table:formula="of:=HEX2DEC([.A219])" office:value-type="float" office:value="221198" calcext:value-type="float">
            <text:p>22119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18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18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6800" calcext:value-type="float">
            <text:p>36800</text:p>
          </table:table-cell>
          <table:table-cell table:formula="of:=HEX2DEC([.A220])" office:value-type="float" office:value="223232" calcext:value-type="float">
            <text:p>22323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21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680e</text:p>
          </table:table-cell>
          <table:table-cell table:formula="of:=HEX2DEC([.A221])" office:value-type="float" office:value="223246" calcext:value-type="float">
            <text:p>22324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21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21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7000" calcext:value-type="float">
            <text:p>37000</text:p>
          </table:table-cell>
          <table:table-cell table:formula="of:=HEX2DEC([.A222])" office:value-type="float" office:value="225280" calcext:value-type="float">
            <text:p>22528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24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700e</text:p>
          </table:table-cell>
          <table:table-cell table:formula="of:=HEX2DEC([.A223])" office:value-type="float" office:value="225294" calcext:value-type="float">
            <text:p>22529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24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24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7800" calcext:value-type="float">
            <text:p>37800</text:p>
          </table:table-cell>
          <table:table-cell table:formula="of:=HEX2DEC([.A224])" office:value-type="float" office:value="227328" calcext:value-type="float">
            <text:p>22732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27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780e</text:p>
          </table:table-cell>
          <table:table-cell table:formula="of:=HEX2DEC([.A225])" office:value-type="float" office:value="227342" calcext:value-type="float">
            <text:p>22734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27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27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8000" calcext:value-type="float">
            <text:p>38000</text:p>
          </table:table-cell>
          <table:table-cell table:formula="of:=HEX2DEC([.A226])" office:value-type="float" office:value="229376" calcext:value-type="float">
            <text:p>22937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29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800e</text:p>
          </table:table-cell>
          <table:table-cell table:formula="of:=HEX2DEC([.A227])" office:value-type="float" office:value="229390" calcext:value-type="float">
            <text:p>22939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30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30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8800" calcext:value-type="float">
            <text:p>38800</text:p>
          </table:table-cell>
          <table:table-cell table:formula="of:=HEX2DEC([.A228])" office:value-type="float" office:value="231424" calcext:value-type="float">
            <text:p>23142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32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880e</text:p>
          </table:table-cell>
          <table:table-cell table:formula="of:=HEX2DEC([.A229])" office:value-type="float" office:value="231438" calcext:value-type="float">
            <text:p>23143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33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32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9000" calcext:value-type="float">
            <text:p>39000</text:p>
          </table:table-cell>
          <table:table-cell table:formula="of:=HEX2DEC([.A230])" office:value-type="float" office:value="233472" calcext:value-type="float">
            <text:p>23347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35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900e</text:p>
          </table:table-cell>
          <table:table-cell table:formula="of:=HEX2DEC([.A231])" office:value-type="float" office:value="233486" calcext:value-type="float">
            <text:p>23348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36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36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9800" calcext:value-type="float">
            <text:p>39800</text:p>
          </table:table-cell>
          <table:table-cell table:formula="of:=HEX2DEC([.A232])" office:value-type="float" office:value="235520" calcext:value-type="float">
            <text:p>23552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38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980e</text:p>
          </table:table-cell>
          <table:table-cell table:formula="of:=HEX2DEC([.A233])" office:value-type="float" office:value="235534" calcext:value-type="float">
            <text:p>23553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38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38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3a000</text:p>
          </table:table-cell>
          <table:table-cell table:formula="of:=HEX2DEC([.A234])" office:value-type="float" office:value="237568" calcext:value-type="float">
            <text:p>23756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41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a00e</text:p>
          </table:table-cell>
          <table:table-cell table:formula="of:=HEX2DEC([.A235])" office:value-type="float" office:value="237582" calcext:value-type="float">
            <text:p>23758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41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41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3a800</text:p>
          </table:table-cell>
          <table:table-cell table:formula="of:=HEX2DEC([.A236])" office:value-type="float" office:value="239616" calcext:value-type="float">
            <text:p>23961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43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a80e</text:p>
          </table:table-cell>
          <table:table-cell table:formula="of:=HEX2DEC([.A237])" office:value-type="float" office:value="239630" calcext:value-type="float">
            <text:p>23963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43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43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3b000</text:p>
          </table:table-cell>
          <table:table-cell table:formula="of:=HEX2DEC([.A238])" office:value-type="float" office:value="241664" calcext:value-type="float">
            <text:p>24166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46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b00e</text:p>
          </table:table-cell>
          <table:table-cell table:formula="of:=HEX2DEC([.A239])" office:value-type="float" office:value="241678" calcext:value-type="float">
            <text:p>24167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46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46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3b800</text:p>
          </table:table-cell>
          <table:table-cell table:formula="of:=HEX2DEC([.A240])" office:value-type="float" office:value="243712" calcext:value-type="float">
            <text:p>24371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49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b80e</text:p>
          </table:table-cell>
          <table:table-cell table:formula="of:=HEX2DEC([.A241])" office:value-type="float" office:value="243726" calcext:value-type="float">
            <text:p>24372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49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49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3c000</text:p>
          </table:table-cell>
          <table:table-cell table:formula="of:=HEX2DEC([.A242])" office:value-type="float" office:value="245760" calcext:value-type="float">
            <text:p>24576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52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c00e</text:p>
          </table:table-cell>
          <table:table-cell table:formula="of:=HEX2DEC([.A243])" office:value-type="float" office:value="245774" calcext:value-type="float">
            <text:p>24577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52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52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3c800</text:p>
          </table:table-cell>
          <table:table-cell table:formula="of:=HEX2DEC([.A244])" office:value-type="float" office:value="247808" calcext:value-type="float">
            <text:p>24780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55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c80e</text:p>
          </table:table-cell>
          <table:table-cell table:formula="of:=HEX2DEC([.A245])" office:value-type="float" office:value="247822" calcext:value-type="float">
            <text:p>24782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55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55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3d000</text:p>
          </table:table-cell>
          <table:table-cell table:formula="of:=HEX2DEC([.A246])" office:value-type="float" office:value="249856" calcext:value-type="float">
            <text:p>24985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57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d00e</text:p>
          </table:table-cell>
          <table:table-cell table:formula="of:=HEX2DEC([.A247])" office:value-type="float" office:value="249870" calcext:value-type="float">
            <text:p>24987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58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58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3d800</text:p>
          </table:table-cell>
          <table:table-cell table:formula="of:=HEX2DEC([.A248])" office:value-type="float" office:value="251904" calcext:value-type="float">
            <text:p>25190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60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d80e</text:p>
          </table:table-cell>
          <table:table-cell table:formula="of:=HEX2DEC([.A249])" office:value-type="float" office:value="251918" calcext:value-type="float">
            <text:p>25191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60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60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HEX2DEC([.A250])" office:value-type="float" office:value="3" calcext:value-type="float">
            <text:p>3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63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e00e</text:p>
          </table:table-cell>
          <table:table-cell table:formula="of:=HEX2DEC([.A251])" office:value-type="float" office:value="253966" calcext:value-type="float">
            <text:p>25396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63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63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003e800</text:p>
          </table:table-cell>
          <table:table-cell table:formula="of:=HEX2DEC([.A252])" office:value-type="float" office:value="256000" calcext:value-type="float">
            <text:p>25600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66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e80e</text:p>
          </table:table-cell>
          <table:table-cell table:formula="of:=HEX2DEC([.A253])" office:value-type="float" office:value="256014" calcext:value-type="float">
            <text:p>25601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66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66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3f000</text:p>
          </table:table-cell>
          <table:table-cell table:formula="of:=HEX2DEC([.A254])" office:value-type="float" office:value="258048" calcext:value-type="float">
            <text:p>25804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69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f00e</text:p>
          </table:table-cell>
          <table:table-cell table:formula="of:=HEX2DEC([.A255])" office:value-type="float" office:value="258062" calcext:value-type="float">
            <text:p>25806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69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69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3f800</text:p>
          </table:table-cell>
          <table:table-cell table:formula="of:=HEX2DEC([.A256])" office:value-type="float" office:value="260096" calcext:value-type="float">
            <text:p>26009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72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3f80e</text:p>
          </table:table-cell>
          <table:table-cell table:formula="of:=HEX2DEC([.A257])" office:value-type="float" office:value="260110" calcext:value-type="float">
            <text:p>26011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72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72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HEX2DEC([.A258])" office:value-type="float" office:value="262144" calcext:value-type="float">
            <text:p>26214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74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000e</text:p>
          </table:table-cell>
          <table:table-cell table:formula="of:=HEX2DEC([.A259])" office:value-type="float" office:value="262158" calcext:value-type="float">
            <text:p>26215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75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75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formula="of:=HEX2DEC([.A260])" office:value-type="float" office:value="264192" calcext:value-type="float">
            <text:p>26419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77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080e</text:p>
          </table:table-cell>
          <table:table-cell table:formula="of:=HEX2DEC([.A261])" office:value-type="float" office:value="264206" calcext:value-type="float">
            <text:p>26420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77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77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1000" calcext:value-type="float">
            <text:p>41000</text:p>
          </table:table-cell>
          <table:table-cell table:formula="of:=HEX2DEC([.A262])" office:value-type="float" office:value="266240" calcext:value-type="float">
            <text:p>26624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80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100e</text:p>
          </table:table-cell>
          <table:table-cell table:formula="of:=HEX2DEC([.A263])" office:value-type="float" office:value="266254" calcext:value-type="float">
            <text:p>26625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80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80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1800" calcext:value-type="float">
            <text:p>41800</text:p>
          </table:table-cell>
          <table:table-cell table:formula="of:=HEX2DEC([.A264])" office:value-type="float" office:value="268288" calcext:value-type="float">
            <text:p>26828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82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180e</text:p>
          </table:table-cell>
          <table:table-cell table:formula="of:=HEX2DEC([.A265])" office:value-type="float" office:value="268302" calcext:value-type="float">
            <text:p>26830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82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82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2000" calcext:value-type="float">
            <text:p>42000</text:p>
          </table:table-cell>
          <table:table-cell table:formula="of:=HEX2DEC([.A266])" office:value-type="float" office:value="270336" calcext:value-type="float">
            <text:p>27033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85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200e</text:p>
          </table:table-cell>
          <table:table-cell table:formula="of:=HEX2DEC([.A267])" office:value-type="float" office:value="270350" calcext:value-type="float">
            <text:p>27035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85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85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2800" calcext:value-type="float">
            <text:p>42800</text:p>
          </table:table-cell>
          <table:table-cell table:formula="of:=HEX2DEC([.A268])" office:value-type="float" office:value="272384" calcext:value-type="float">
            <text:p>27238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88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280e</text:p>
          </table:table-cell>
          <table:table-cell table:formula="of:=HEX2DEC([.A269])" office:value-type="float" office:value="272398" calcext:value-type="float">
            <text:p>27239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88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88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3000" calcext:value-type="float">
            <text:p>43000</text:p>
          </table:table-cell>
          <table:table-cell table:formula="of:=HEX2DEC([.A270])" office:value-type="float" office:value="274432" calcext:value-type="float">
            <text:p>27443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91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300e</text:p>
          </table:table-cell>
          <table:table-cell table:formula="of:=HEX2DEC([.A271])" office:value-type="float" office:value="274446" calcext:value-type="float">
            <text:p>27444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91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91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3800" calcext:value-type="float">
            <text:p>43800</text:p>
          </table:table-cell>
          <table:table-cell table:formula="of:=HEX2DEC([.A272])" office:value-type="float" office:value="276480" calcext:value-type="float">
            <text:p>27648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93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380e</text:p>
          </table:table-cell>
          <table:table-cell table:formula="of:=HEX2DEC([.A273])" office:value-type="float" office:value="276494" calcext:value-type="float">
            <text:p>27649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94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94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4000" calcext:value-type="float">
            <text:p>44000</text:p>
          </table:table-cell>
          <table:table-cell table:formula="of:=HEX2DEC([.A274])" office:value-type="float" office:value="278528" calcext:value-type="float">
            <text:p>27852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96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400e</text:p>
          </table:table-cell>
          <table:table-cell table:formula="of:=HEX2DEC([.A275])" office:value-type="float" office:value="278542" calcext:value-type="float">
            <text:p>27854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96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96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4800" calcext:value-type="float">
            <text:p>44800</text:p>
          </table:table-cell>
          <table:table-cell table:formula="of:=HEX2DEC([.A276])" office:value-type="float" office:value="280576" calcext:value-type="float">
            <text:p>28057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3.99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480e</text:p>
          </table:table-cell>
          <table:table-cell table:formula="of:=HEX2DEC([.A277])" office:value-type="float" office:value="280590" calcext:value-type="float">
            <text:p>28059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3.99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3.99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formula="of:=HEX2DEC([.A278])" office:value-type="float" office:value="282624" calcext:value-type="float">
            <text:p>28262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02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500e</text:p>
          </table:table-cell>
          <table:table-cell table:formula="of:=HEX2DEC([.A279])" office:value-type="float" office:value="282638" calcext:value-type="float">
            <text:p>28263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02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02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5800" calcext:value-type="float">
            <text:p>45800</text:p>
          </table:table-cell>
          <table:table-cell table:formula="of:=HEX2DEC([.A280])" office:value-type="float" office:value="284672" calcext:value-type="float">
            <text:p>28467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05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580e</text:p>
          </table:table-cell>
          <table:table-cell table:formula="of:=HEX2DEC([.A281])" office:value-type="float" office:value="284686" calcext:value-type="float">
            <text:p>28468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05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05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6000" calcext:value-type="float">
            <text:p>46000</text:p>
          </table:table-cell>
          <table:table-cell table:formula="of:=HEX2DEC([.A282])" office:value-type="float" office:value="286720" calcext:value-type="float">
            <text:p>28672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08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600e</text:p>
          </table:table-cell>
          <table:table-cell table:formula="of:=HEX2DEC([.A283])" office:value-type="float" office:value="286734" calcext:value-type="float">
            <text:p>28673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08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08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6800" calcext:value-type="float">
            <text:p>46800</text:p>
          </table:table-cell>
          <table:table-cell table:formula="of:=HEX2DEC([.A284])" office:value-type="float" office:value="288768" calcext:value-type="float">
            <text:p>28876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10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680e</text:p>
          </table:table-cell>
          <table:table-cell table:formula="of:=HEX2DEC([.A285])" office:value-type="float" office:value="288782" calcext:value-type="float">
            <text:p>28878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11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10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7000" calcext:value-type="float">
            <text:p>47000</text:p>
          </table:table-cell>
          <table:table-cell table:formula="of:=HEX2DEC([.A286])" office:value-type="float" office:value="290816" calcext:value-type="float">
            <text:p>29081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13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700e</text:p>
          </table:table-cell>
          <table:table-cell table:formula="of:=HEX2DEC([.A287])" office:value-type="float" office:value="290830" calcext:value-type="float">
            <text:p>29083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13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13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7800" calcext:value-type="float">
            <text:p>47800</text:p>
          </table:table-cell>
          <table:table-cell table:formula="of:=HEX2DEC([.A288])" office:value-type="float" office:value="292864" calcext:value-type="float">
            <text:p>29286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15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780e</text:p>
          </table:table-cell>
          <table:table-cell table:formula="of:=HEX2DEC([.A289])" office:value-type="float" office:value="292878" calcext:value-type="float">
            <text:p>29287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15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15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formula="of:=HEX2DEC([.A290])" office:value-type="float" office:value="294912" calcext:value-type="float">
            <text:p>29491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18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800e</text:p>
          </table:table-cell>
          <table:table-cell table:formula="of:=HEX2DEC([.A291])" office:value-type="float" office:value="294926" calcext:value-type="float">
            <text:p>29492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18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18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8800" calcext:value-type="float">
            <text:p>48800</text:p>
          </table:table-cell>
          <table:table-cell table:formula="of:=HEX2DEC([.A292])" office:value-type="float" office:value="296960" calcext:value-type="float">
            <text:p>29696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20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880e</text:p>
          </table:table-cell>
          <table:table-cell table:formula="of:=HEX2DEC([.A293])" office:value-type="float" office:value="296974" calcext:value-type="float">
            <text:p>29697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20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20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9000" calcext:value-type="float">
            <text:p>49000</text:p>
          </table:table-cell>
          <table:table-cell table:formula="of:=HEX2DEC([.A294])" office:value-type="float" office:value="299008" calcext:value-type="float">
            <text:p>29900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23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900e</text:p>
          </table:table-cell>
          <table:table-cell table:formula="of:=HEX2DEC([.A295])" office:value-type="float" office:value="299022" calcext:value-type="float">
            <text:p>29902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23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23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9800" calcext:value-type="float">
            <text:p>49800</text:p>
          </table:table-cell>
          <table:table-cell table:formula="of:=HEX2DEC([.A296])" office:value-type="float" office:value="301056" calcext:value-type="float">
            <text:p>30105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26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980e</text:p>
          </table:table-cell>
          <table:table-cell table:formula="of:=HEX2DEC([.A297])" office:value-type="float" office:value="301070" calcext:value-type="float">
            <text:p>30107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26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26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4a000</text:p>
          </table:table-cell>
          <table:table-cell table:formula="of:=HEX2DEC([.A298])" office:value-type="float" office:value="303104" calcext:value-type="float">
            <text:p>30310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29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a00e</text:p>
          </table:table-cell>
          <table:table-cell table:formula="of:=HEX2DEC([.A299])" office:value-type="float" office:value="303118" calcext:value-type="float">
            <text:p>30311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29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29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4a800</text:p>
          </table:table-cell>
          <table:table-cell table:formula="of:=HEX2DEC([.A300])" office:value-type="float" office:value="305152" calcext:value-type="float">
            <text:p>30515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31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a80e</text:p>
          </table:table-cell>
          <table:table-cell table:formula="of:=HEX2DEC([.A301])" office:value-type="float" office:value="305166" calcext:value-type="float">
            <text:p>30516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32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31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4b000</text:p>
          </table:table-cell>
          <table:table-cell table:formula="of:=HEX2DEC([.A302])" office:value-type="float" office:value="307200" calcext:value-type="float">
            <text:p>30720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34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b00e</text:p>
          </table:table-cell>
          <table:table-cell table:formula="of:=HEX2DEC([.A303])" office:value-type="float" office:value="307214" calcext:value-type="float">
            <text:p>30721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34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34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4b800</text:p>
          </table:table-cell>
          <table:table-cell table:formula="of:=HEX2DEC([.A304])" office:value-type="float" office:value="309248" calcext:value-type="float">
            <text:p>30924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37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b80e</text:p>
          </table:table-cell>
          <table:table-cell table:formula="of:=HEX2DEC([.A305])" office:value-type="float" office:value="309262" calcext:value-type="float">
            <text:p>30926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37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37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4c000</text:p>
          </table:table-cell>
          <table:table-cell table:formula="of:=HEX2DEC([.A306])" office:value-type="float" office:value="311296" calcext:value-type="float">
            <text:p>31129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40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c00e</text:p>
          </table:table-cell>
          <table:table-cell table:formula="of:=HEX2DEC([.A307])" office:value-type="float" office:value="311310" calcext:value-type="float">
            <text:p>31131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40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40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4c800</text:p>
          </table:table-cell>
          <table:table-cell table:formula="of:=HEX2DEC([.A308])" office:value-type="float" office:value="313344" calcext:value-type="float">
            <text:p>31334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43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c80e</text:p>
          </table:table-cell>
          <table:table-cell table:formula="of:=HEX2DEC([.A309])" office:value-type="float" office:value="313358" calcext:value-type="float">
            <text:p>31335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43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43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4d000</text:p>
          </table:table-cell>
          <table:table-cell table:formula="of:=HEX2DEC([.A310])" office:value-type="float" office:value="315392" calcext:value-type="float">
            <text:p>31539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45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d00e</text:p>
          </table:table-cell>
          <table:table-cell table:formula="of:=HEX2DEC([.A311])" office:value-type="float" office:value="315406" calcext:value-type="float">
            <text:p>31540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46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45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4d800</text:p>
          </table:table-cell>
          <table:table-cell table:formula="of:=HEX2DEC([.A312])" office:value-type="float" office:value="317440" calcext:value-type="float">
            <text:p>31744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48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d80e</text:p>
          </table:table-cell>
          <table:table-cell table:formula="of:=HEX2DEC([.A313])" office:value-type="float" office:value="317454" calcext:value-type="float">
            <text:p>31745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48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48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HEX2DEC([.A314])" office:value-type="float" office:value="4" calcext:value-type="float">
            <text:p>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50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e00e</text:p>
          </table:table-cell>
          <table:table-cell table:formula="of:=HEX2DEC([.A315])" office:value-type="float" office:value="319502" calcext:value-type="float">
            <text:p>31950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51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51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004e800</text:p>
          </table:table-cell>
          <table:table-cell table:formula="of:=HEX2DEC([.A316])" office:value-type="float" office:value="321536" calcext:value-type="float">
            <text:p>32153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53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e80e</text:p>
          </table:table-cell>
          <table:table-cell table:formula="of:=HEX2DEC([.A317])" office:value-type="float" office:value="321550" calcext:value-type="float">
            <text:p>32155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53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53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4f000</text:p>
          </table:table-cell>
          <table:table-cell table:formula="of:=HEX2DEC([.A318])" office:value-type="float" office:value="323584" calcext:value-type="float">
            <text:p>32358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56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f00e</text:p>
          </table:table-cell>
          <table:table-cell table:formula="of:=HEX2DEC([.A319])" office:value-type="float" office:value="323598" calcext:value-type="float">
            <text:p>32359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56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56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4f800</text:p>
          </table:table-cell>
          <table:table-cell table:formula="of:=HEX2DEC([.A320])" office:value-type="float" office:value="325632" calcext:value-type="float">
            <text:p>32563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58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4f80e</text:p>
          </table:table-cell>
          <table:table-cell table:formula="of:=HEX2DEC([.A321])" office:value-type="float" office:value="325646" calcext:value-type="float">
            <text:p>32564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59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59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HEX2DEC([.A322])" office:value-type="float" office:value="327680" calcext:value-type="float">
            <text:p>32768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61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000e</text:p>
          </table:table-cell>
          <table:table-cell table:formula="of:=HEX2DEC([.A323])" office:value-type="float" office:value="327694" calcext:value-type="float">
            <text:p>32769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62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61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0800" calcext:value-type="float">
            <text:p>50800</text:p>
          </table:table-cell>
          <table:table-cell table:formula="of:=HEX2DEC([.A324])" office:value-type="float" office:value="329728" calcext:value-type="float">
            <text:p>32972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64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080e</text:p>
          </table:table-cell>
          <table:table-cell table:formula="of:=HEX2DEC([.A325])" office:value-type="float" office:value="329742" calcext:value-type="float">
            <text:p>32974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64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64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1000" calcext:value-type="float">
            <text:p>51000</text:p>
          </table:table-cell>
          <table:table-cell table:formula="of:=HEX2DEC([.A326])" office:value-type="float" office:value="331776" calcext:value-type="float">
            <text:p>33177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67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100e</text:p>
          </table:table-cell>
          <table:table-cell table:formula="of:=HEX2DEC([.A327])" office:value-type="float" office:value="331790" calcext:value-type="float">
            <text:p>33179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67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67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1800" calcext:value-type="float">
            <text:p>51800</text:p>
          </table:table-cell>
          <table:table-cell table:formula="of:=HEX2DEC([.A328])" office:value-type="float" office:value="333824" calcext:value-type="float">
            <text:p>33382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70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180e</text:p>
          </table:table-cell>
          <table:table-cell table:formula="of:=HEX2DEC([.A329])" office:value-type="float" office:value="333838" calcext:value-type="float">
            <text:p>33383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70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70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2000" calcext:value-type="float">
            <text:p>52000</text:p>
          </table:table-cell>
          <table:table-cell table:formula="of:=HEX2DEC([.A330])" office:value-type="float" office:value="335872" calcext:value-type="float">
            <text:p>33587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73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200e</text:p>
          </table:table-cell>
          <table:table-cell table:formula="of:=HEX2DEC([.A331])" office:value-type="float" office:value="335886" calcext:value-type="float">
            <text:p>33588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73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73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2800" calcext:value-type="float">
            <text:p>52800</text:p>
          </table:table-cell>
          <table:table-cell table:formula="of:=HEX2DEC([.A332])" office:value-type="float" office:value="337920" calcext:value-type="float">
            <text:p>33792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76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280e</text:p>
          </table:table-cell>
          <table:table-cell table:formula="of:=HEX2DEC([.A333])" office:value-type="float" office:value="337934" calcext:value-type="float">
            <text:p>33793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76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76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3000" calcext:value-type="float">
            <text:p>53000</text:p>
          </table:table-cell>
          <table:table-cell table:formula="of:=HEX2DEC([.A334])" office:value-type="float" office:value="339968" calcext:value-type="float">
            <text:p>33996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78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300e</text:p>
          </table:table-cell>
          <table:table-cell table:formula="of:=HEX2DEC([.A335])" office:value-type="float" office:value="339982" calcext:value-type="float">
            <text:p>33998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79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78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3800" calcext:value-type="float">
            <text:p>53800</text:p>
          </table:table-cell>
          <table:table-cell table:formula="of:=HEX2DEC([.A336])" office:value-type="float" office:value="342016" calcext:value-type="float">
            <text:p>34201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81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380e</text:p>
          </table:table-cell>
          <table:table-cell table:formula="of:=HEX2DEC([.A337])" office:value-type="float" office:value="342030" calcext:value-type="float">
            <text:p>34203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81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81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4000" calcext:value-type="float">
            <text:p>54000</text:p>
          </table:table-cell>
          <table:table-cell table:formula="of:=HEX2DEC([.A338])" office:value-type="float" office:value="344064" calcext:value-type="float">
            <text:p>34406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83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400e</text:p>
          </table:table-cell>
          <table:table-cell table:formula="of:=HEX2DEC([.A339])" office:value-type="float" office:value="344078" calcext:value-type="float">
            <text:p>34407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84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83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4800" calcext:value-type="float">
            <text:p>54800</text:p>
          </table:table-cell>
          <table:table-cell table:formula="of:=HEX2DEC([.A340])" office:value-type="float" office:value="346112" calcext:value-type="float">
            <text:p>34611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86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480e</text:p>
          </table:table-cell>
          <table:table-cell table:formula="of:=HEX2DEC([.A341])" office:value-type="float" office:value="346126" calcext:value-type="float">
            <text:p>34612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86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86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formula="of:=HEX2DEC([.A342])" office:value-type="float" office:value="348160" calcext:value-type="float">
            <text:p>34816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89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500e</text:p>
          </table:table-cell>
          <table:table-cell table:formula="of:=HEX2DEC([.A343])" office:value-type="float" office:value="348174" calcext:value-type="float">
            <text:p>34817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89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89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5800" calcext:value-type="float">
            <text:p>55800</text:p>
          </table:table-cell>
          <table:table-cell table:formula="of:=HEX2DEC([.A344])" office:value-type="float" office:value="350208" calcext:value-type="float">
            <text:p>35020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92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580e</text:p>
          </table:table-cell>
          <table:table-cell table:formula="of:=HEX2DEC([.A345])" office:value-type="float" office:value="350222" calcext:value-type="float">
            <text:p>35022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92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92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formula="of:=HEX2DEC([.A346])" office:value-type="float" office:value="352256" calcext:value-type="float">
            <text:p>35225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94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600e</text:p>
          </table:table-cell>
          <table:table-cell table:formula="of:=HEX2DEC([.A347])" office:value-type="float" office:value="352270" calcext:value-type="float">
            <text:p>35227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95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94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6800" calcext:value-type="float">
            <text:p>56800</text:p>
          </table:table-cell>
          <table:table-cell table:formula="of:=HEX2DEC([.A348])" office:value-type="float" office:value="354304" calcext:value-type="float">
            <text:p>35430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4.97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680e</text:p>
          </table:table-cell>
          <table:table-cell table:formula="of:=HEX2DEC([.A349])" office:value-type="float" office:value="354318" calcext:value-type="float">
            <text:p>35431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4.97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4.97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7000" calcext:value-type="float">
            <text:p>57000</text:p>
          </table:table-cell>
          <table:table-cell table:formula="of:=HEX2DEC([.A350])" office:value-type="float" office:value="356352" calcext:value-type="float">
            <text:p>35635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00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700e</text:p>
          </table:table-cell>
          <table:table-cell table:formula="of:=HEX2DEC([.A351])" office:value-type="float" office:value="356366" calcext:value-type="float">
            <text:p>35636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00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00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7800" calcext:value-type="float">
            <text:p>57800</text:p>
          </table:table-cell>
          <table:table-cell table:formula="of:=HEX2DEC([.A352])" office:value-type="float" office:value="358400" calcext:value-type="float">
            <text:p>35840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03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780e</text:p>
          </table:table-cell>
          <table:table-cell table:formula="of:=HEX2DEC([.A353])" office:value-type="float" office:value="358414" calcext:value-type="float">
            <text:p>35841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03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03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8000" calcext:value-type="float">
            <text:p>58000</text:p>
          </table:table-cell>
          <table:table-cell table:formula="of:=HEX2DEC([.A354])" office:value-type="float" office:value="360448" calcext:value-type="float">
            <text:p>36044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06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800e</text:p>
          </table:table-cell>
          <table:table-cell table:formula="of:=HEX2DEC([.A355])" office:value-type="float" office:value="360462" calcext:value-type="float">
            <text:p>36046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06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06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8800" calcext:value-type="float">
            <text:p>58800</text:p>
          </table:table-cell>
          <table:table-cell table:formula="of:=HEX2DEC([.A356])" office:value-type="float" office:value="362496" calcext:value-type="float">
            <text:p>36249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09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880e</text:p>
          </table:table-cell>
          <table:table-cell table:formula="of:=HEX2DEC([.A357])" office:value-type="float" office:value="362510" calcext:value-type="float">
            <text:p>36251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09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09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9000" calcext:value-type="float">
            <text:p>59000</text:p>
          </table:table-cell>
          <table:table-cell table:formula="of:=HEX2DEC([.A358])" office:value-type="float" office:value="364544" calcext:value-type="float">
            <text:p>36454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12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900e</text:p>
          </table:table-cell>
          <table:table-cell table:formula="of:=HEX2DEC([.A359])" office:value-type="float" office:value="364558" calcext:value-type="float">
            <text:p>36455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12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12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9800" calcext:value-type="float">
            <text:p>59800</text:p>
          </table:table-cell>
          <table:table-cell table:formula="of:=HEX2DEC([.A360])" office:value-type="float" office:value="366592" calcext:value-type="float">
            <text:p>36659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14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980e</text:p>
          </table:table-cell>
          <table:table-cell table:formula="of:=HEX2DEC([.A361])" office:value-type="float" office:value="366606" calcext:value-type="float">
            <text:p>36660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14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14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5a000</text:p>
          </table:table-cell>
          <table:table-cell table:formula="of:=HEX2DEC([.A362])" office:value-type="float" office:value="368640" calcext:value-type="float">
            <text:p>36864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17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a00e</text:p>
          </table:table-cell>
          <table:table-cell table:formula="of:=HEX2DEC([.A363])" office:value-type="float" office:value="368654" calcext:value-type="float">
            <text:p>36865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17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17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5a800</text:p>
          </table:table-cell>
          <table:table-cell table:formula="of:=HEX2DEC([.A364])" office:value-type="float" office:value="370688" calcext:value-type="float">
            <text:p>37068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19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a80e</text:p>
          </table:table-cell>
          <table:table-cell table:formula="of:=HEX2DEC([.A365])" office:value-type="float" office:value="370702" calcext:value-type="float">
            <text:p>37070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19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19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5b000</text:p>
          </table:table-cell>
          <table:table-cell table:formula="of:=HEX2DEC([.A366])" office:value-type="float" office:value="372736" calcext:value-type="float">
            <text:p>37273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22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b00e</text:p>
          </table:table-cell>
          <table:table-cell table:formula="of:=HEX2DEC([.A367])" office:value-type="float" office:value="372750" calcext:value-type="float">
            <text:p>37275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22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22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5b800</text:p>
          </table:table-cell>
          <table:table-cell table:formula="of:=HEX2DEC([.A368])" office:value-type="float" office:value="374784" calcext:value-type="float">
            <text:p>37478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25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b80e</text:p>
          </table:table-cell>
          <table:table-cell table:formula="of:=HEX2DEC([.A369])" office:value-type="float" office:value="374798" calcext:value-type="float">
            <text:p>37479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25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25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5c000</text:p>
          </table:table-cell>
          <table:table-cell table:formula="of:=HEX2DEC([.A370])" office:value-type="float" office:value="376832" calcext:value-type="float">
            <text:p>37683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28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c00e</text:p>
          </table:table-cell>
          <table:table-cell table:formula="of:=HEX2DEC([.A371])" office:value-type="float" office:value="376846" calcext:value-type="float">
            <text:p>37684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28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28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5c800</text:p>
          </table:table-cell>
          <table:table-cell table:formula="of:=HEX2DEC([.A372])" office:value-type="float" office:value="378880" calcext:value-type="float">
            <text:p>37888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31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c80e</text:p>
          </table:table-cell>
          <table:table-cell table:formula="of:=HEX2DEC([.A373])" office:value-type="float" office:value="378894" calcext:value-type="float">
            <text:p>37889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31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31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5d000</text:p>
          </table:table-cell>
          <table:table-cell table:formula="of:=HEX2DEC([.A374])" office:value-type="float" office:value="380928" calcext:value-type="float">
            <text:p>38092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33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d00e</text:p>
          </table:table-cell>
          <table:table-cell table:formula="of:=HEX2DEC([.A375])" office:value-type="float" office:value="380942" calcext:value-type="float">
            <text:p>38094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34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33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5d800</text:p>
          </table:table-cell>
          <table:table-cell table:formula="of:=HEX2DEC([.A376])" office:value-type="float" office:value="382976" calcext:value-type="float">
            <text:p>38297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36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d80e</text:p>
          </table:table-cell>
          <table:table-cell table:formula="of:=HEX2DEC([.A377])" office:value-type="float" office:value="382990" calcext:value-type="float">
            <text:p>38299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36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36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HEX2DEC([.A378])" office:value-type="float" office:value="5" calcext:value-type="float">
            <text:p>5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39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e00e</text:p>
          </table:table-cell>
          <table:table-cell table:formula="of:=HEX2DEC([.A379])" office:value-type="float" office:value="385038" calcext:value-type="float">
            <text:p>38503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39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39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005e800</text:p>
          </table:table-cell>
          <table:table-cell table:formula="of:=HEX2DEC([.A380])" office:value-type="float" office:value="387072" calcext:value-type="float">
            <text:p>38707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42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e80e</text:p>
          </table:table-cell>
          <table:table-cell table:formula="of:=HEX2DEC([.A381])" office:value-type="float" office:value="387086" calcext:value-type="float">
            <text:p>38708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42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42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5f000</text:p>
          </table:table-cell>
          <table:table-cell table:formula="of:=HEX2DEC([.A382])" office:value-type="float" office:value="389120" calcext:value-type="float">
            <text:p>38912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45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f00e</text:p>
          </table:table-cell>
          <table:table-cell table:formula="of:=HEX2DEC([.A383])" office:value-type="float" office:value="389134" calcext:value-type="float">
            <text:p>38913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45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45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5f800</text:p>
          </table:table-cell>
          <table:table-cell table:formula="of:=HEX2DEC([.A384])" office:value-type="float" office:value="391168" calcext:value-type="float">
            <text:p>39116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48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5f80e</text:p>
          </table:table-cell>
          <table:table-cell table:formula="of:=HEX2DEC([.A385])" office:value-type="float" office:value="391182" calcext:value-type="float">
            <text:p>39118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48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48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HEX2DEC([.A386])" office:value-type="float" office:value="393216" calcext:value-type="float">
            <text:p>39321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50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000e</text:p>
          </table:table-cell>
          <table:table-cell table:formula="of:=HEX2DEC([.A387])" office:value-type="float" office:value="393230" calcext:value-type="float">
            <text:p>39323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50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50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0800" calcext:value-type="float">
            <text:p>60800</text:p>
          </table:table-cell>
          <table:table-cell table:formula="of:=HEX2DEC([.A388])" office:value-type="float" office:value="395264" calcext:value-type="float">
            <text:p>39526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53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080e</text:p>
          </table:table-cell>
          <table:table-cell table:formula="of:=HEX2DEC([.A389])" office:value-type="float" office:value="395278" calcext:value-type="float">
            <text:p>39527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53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53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1000" calcext:value-type="float">
            <text:p>61000</text:p>
          </table:table-cell>
          <table:table-cell table:formula="of:=HEX2DEC([.A390])" office:value-type="float" office:value="397312" calcext:value-type="float">
            <text:p>39731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55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100e</text:p>
          </table:table-cell>
          <table:table-cell table:formula="of:=HEX2DEC([.A391])" office:value-type="float" office:value="397326" calcext:value-type="float">
            <text:p>39732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55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55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1800" calcext:value-type="float">
            <text:p>61800</text:p>
          </table:table-cell>
          <table:table-cell table:formula="of:=HEX2DEC([.A392])" office:value-type="float" office:value="399360" calcext:value-type="float">
            <text:p>39936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58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180e</text:p>
          </table:table-cell>
          <table:table-cell table:formula="of:=HEX2DEC([.A393])" office:value-type="float" office:value="399374" calcext:value-type="float">
            <text:p>39937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58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58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2000" calcext:value-type="float">
            <text:p>62000</text:p>
          </table:table-cell>
          <table:table-cell table:formula="of:=HEX2DEC([.A394])" office:value-type="float" office:value="401408" calcext:value-type="float">
            <text:p>40140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60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200e</text:p>
          </table:table-cell>
          <table:table-cell table:formula="of:=HEX2DEC([.A395])" office:value-type="float" office:value="401422" calcext:value-type="float">
            <text:p>40142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60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60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2800" calcext:value-type="float">
            <text:p>62800</text:p>
          </table:table-cell>
          <table:table-cell table:formula="of:=HEX2DEC([.A396])" office:value-type="float" office:value="403456" calcext:value-type="float">
            <text:p>40345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63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280e</text:p>
          </table:table-cell>
          <table:table-cell table:formula="of:=HEX2DEC([.A397])" office:value-type="float" office:value="403470" calcext:value-type="float">
            <text:p>40347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63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63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3000" calcext:value-type="float">
            <text:p>63000</text:p>
          </table:table-cell>
          <table:table-cell table:formula="of:=HEX2DEC([.A398])" office:value-type="float" office:value="405504" calcext:value-type="float">
            <text:p>40550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66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300e</text:p>
          </table:table-cell>
          <table:table-cell table:formula="of:=HEX2DEC([.A399])" office:value-type="float" office:value="405518" calcext:value-type="float">
            <text:p>40551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66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66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3800" calcext:value-type="float">
            <text:p>63800</text:p>
          </table:table-cell>
          <table:table-cell table:formula="of:=HEX2DEC([.A400])" office:value-type="float" office:value="407552" calcext:value-type="float">
            <text:p>40755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68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380e</text:p>
          </table:table-cell>
          <table:table-cell table:formula="of:=HEX2DEC([.A401])" office:value-type="float" office:value="407566" calcext:value-type="float">
            <text:p>40756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69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69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formula="of:=HEX2DEC([.A402])" office:value-type="float" office:value="409600" calcext:value-type="float">
            <text:p>40960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71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400e</text:p>
          </table:table-cell>
          <table:table-cell table:formula="of:=HEX2DEC([.A403])" office:value-type="float" office:value="409614" calcext:value-type="float">
            <text:p>40961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71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71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4800" calcext:value-type="float">
            <text:p>64800</text:p>
          </table:table-cell>
          <table:table-cell table:formula="of:=HEX2DEC([.A404])" office:value-type="float" office:value="411648" calcext:value-type="float">
            <text:p>41164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74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480e</text:p>
          </table:table-cell>
          <table:table-cell table:formula="of:=HEX2DEC([.A405])" office:value-type="float" office:value="411662" calcext:value-type="float">
            <text:p>41166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74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74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formula="of:=HEX2DEC([.A406])" office:value-type="float" office:value="413696" calcext:value-type="float">
            <text:p>41369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77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500e</text:p>
          </table:table-cell>
          <table:table-cell table:formula="of:=HEX2DEC([.A407])" office:value-type="float" office:value="413710" calcext:value-type="float">
            <text:p>41371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77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77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5800" calcext:value-type="float">
            <text:p>65800</text:p>
          </table:table-cell>
          <table:table-cell table:formula="of:=HEX2DEC([.A408])" office:value-type="float" office:value="415744" calcext:value-type="float">
            <text:p>41574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80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580e</text:p>
          </table:table-cell>
          <table:table-cell table:formula="of:=HEX2DEC([.A409])" office:value-type="float" office:value="415758" calcext:value-type="float">
            <text:p>41575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80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80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6000" calcext:value-type="float">
            <text:p>66000</text:p>
          </table:table-cell>
          <table:table-cell table:formula="of:=HEX2DEC([.A410])" office:value-type="float" office:value="417792" calcext:value-type="float">
            <text:p>41779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83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600e</text:p>
          </table:table-cell>
          <table:table-cell table:formula="of:=HEX2DEC([.A411])" office:value-type="float" office:value="417806" calcext:value-type="float">
            <text:p>41780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83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83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6800" calcext:value-type="float">
            <text:p>66800</text:p>
          </table:table-cell>
          <table:table-cell table:formula="of:=HEX2DEC([.A412])" office:value-type="float" office:value="419840" calcext:value-type="float">
            <text:p>41984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85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680e</text:p>
          </table:table-cell>
          <table:table-cell table:formula="of:=HEX2DEC([.A413])" office:value-type="float" office:value="419854" calcext:value-type="float">
            <text:p>41985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85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85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7000" calcext:value-type="float">
            <text:p>67000</text:p>
          </table:table-cell>
          <table:table-cell table:formula="of:=HEX2DEC([.A414])" office:value-type="float" office:value="421888" calcext:value-type="float">
            <text:p>42188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88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700e</text:p>
          </table:table-cell>
          <table:table-cell table:formula="of:=HEX2DEC([.A415])" office:value-type="float" office:value="421902" calcext:value-type="float">
            <text:p>42190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88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88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7800" calcext:value-type="float">
            <text:p>67800</text:p>
          </table:table-cell>
          <table:table-cell table:formula="of:=HEX2DEC([.A416])" office:value-type="float" office:value="423936" calcext:value-type="float">
            <text:p>42393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90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780e</text:p>
          </table:table-cell>
          <table:table-cell table:formula="of:=HEX2DEC([.A417])" office:value-type="float" office:value="423950" calcext:value-type="float">
            <text:p>42395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91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91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8000" calcext:value-type="float">
            <text:p>68000</text:p>
          </table:table-cell>
          <table:table-cell table:formula="of:=HEX2DEC([.A418])" office:value-type="float" office:value="425984" calcext:value-type="float">
            <text:p>42598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93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800e</text:p>
          </table:table-cell>
          <table:table-cell table:formula="of:=HEX2DEC([.A419])" office:value-type="float" office:value="425998" calcext:value-type="float">
            <text:p>42599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93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93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8800" calcext:value-type="float">
            <text:p>68800</text:p>
          </table:table-cell>
          <table:table-cell table:formula="of:=HEX2DEC([.A420])" office:value-type="float" office:value="428032" calcext:value-type="float">
            <text:p>42803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96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880e</text:p>
          </table:table-cell>
          <table:table-cell table:formula="of:=HEX2DEC([.A421])" office:value-type="float" office:value="428046" calcext:value-type="float">
            <text:p>42804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96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96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9000" calcext:value-type="float">
            <text:p>69000</text:p>
          </table:table-cell>
          <table:table-cell table:formula="of:=HEX2DEC([.A422])" office:value-type="float" office:value="430080" calcext:value-type="float">
            <text:p>43008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5.99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900e</text:p>
          </table:table-cell>
          <table:table-cell table:formula="of:=HEX2DEC([.A423])" office:value-type="float" office:value="430094" calcext:value-type="float">
            <text:p>43009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5.99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5.99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9800" calcext:value-type="float">
            <text:p>69800</text:p>
          </table:table-cell>
          <table:table-cell table:formula="of:=HEX2DEC([.A424])" office:value-type="float" office:value="432128" calcext:value-type="float">
            <text:p>43212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02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980e</text:p>
          </table:table-cell>
          <table:table-cell table:formula="of:=HEX2DEC([.A425])" office:value-type="float" office:value="432142" calcext:value-type="float">
            <text:p>43214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02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02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6a000</text:p>
          </table:table-cell>
          <table:table-cell table:formula="of:=HEX2DEC([.A426])" office:value-type="float" office:value="434176" calcext:value-type="float">
            <text:p>43417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04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a00e</text:p>
          </table:table-cell>
          <table:table-cell table:formula="of:=HEX2DEC([.A427])" office:value-type="float" office:value="434190" calcext:value-type="float">
            <text:p>43419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05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05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6a800</text:p>
          </table:table-cell>
          <table:table-cell table:formula="of:=HEX2DEC([.A428])" office:value-type="float" office:value="436224" calcext:value-type="float">
            <text:p>43622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07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a80e</text:p>
          </table:table-cell>
          <table:table-cell table:formula="of:=HEX2DEC([.A429])" office:value-type="float" office:value="436238" calcext:value-type="float">
            <text:p>43623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07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07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6b000</text:p>
          </table:table-cell>
          <table:table-cell table:formula="of:=HEX2DEC([.A430])" office:value-type="float" office:value="438272" calcext:value-type="float">
            <text:p>43827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10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b00e</text:p>
          </table:table-cell>
          <table:table-cell table:formula="of:=HEX2DEC([.A431])" office:value-type="float" office:value="438286" calcext:value-type="float">
            <text:p>43828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10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10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6b800</text:p>
          </table:table-cell>
          <table:table-cell table:formula="of:=HEX2DEC([.A432])" office:value-type="float" office:value="440320" calcext:value-type="float">
            <text:p>44032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13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b80e</text:p>
          </table:table-cell>
          <table:table-cell table:formula="of:=HEX2DEC([.A433])" office:value-type="float" office:value="440334" calcext:value-type="float">
            <text:p>44033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13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13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6c000</text:p>
          </table:table-cell>
          <table:table-cell table:formula="of:=HEX2DEC([.A434])" office:value-type="float" office:value="442368" calcext:value-type="float">
            <text:p>44236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16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c00e</text:p>
          </table:table-cell>
          <table:table-cell table:formula="of:=HEX2DEC([.A435])" office:value-type="float" office:value="442382" calcext:value-type="float">
            <text:p>44238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16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16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6c800</text:p>
          </table:table-cell>
          <table:table-cell table:formula="of:=HEX2DEC([.A436])" office:value-type="float" office:value="444416" calcext:value-type="float">
            <text:p>44441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19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c80e</text:p>
          </table:table-cell>
          <table:table-cell table:formula="of:=HEX2DEC([.A437])" office:value-type="float" office:value="444430" calcext:value-type="float">
            <text:p>44443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19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19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6d000</text:p>
          </table:table-cell>
          <table:table-cell table:formula="of:=HEX2DEC([.A438])" office:value-type="float" office:value="446464" calcext:value-type="float">
            <text:p>44646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21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d00e</text:p>
          </table:table-cell>
          <table:table-cell table:formula="of:=HEX2DEC([.A439])" office:value-type="float" office:value="446478" calcext:value-type="float">
            <text:p>44647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21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21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6d800</text:p>
          </table:table-cell>
          <table:table-cell table:formula="of:=HEX2DEC([.A440])" office:value-type="float" office:value="448512" calcext:value-type="float">
            <text:p>44851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24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d80e</text:p>
          </table:table-cell>
          <table:table-cell table:formula="of:=HEX2DEC([.A441])" office:value-type="float" office:value="448526" calcext:value-type="float">
            <text:p>44852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24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24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HEX2DEC([.A442])" office:value-type="float" office:value="6" calcext:value-type="float">
            <text:p>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27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e00e</text:p>
          </table:table-cell>
          <table:table-cell table:formula="of:=HEX2DEC([.A443])" office:value-type="float" office:value="450574" calcext:value-type="float">
            <text:p>45057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27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27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006e800</text:p>
          </table:table-cell>
          <table:table-cell table:formula="of:=HEX2DEC([.A444])" office:value-type="float" office:value="452608" calcext:value-type="float">
            <text:p>45260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29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e80e</text:p>
          </table:table-cell>
          <table:table-cell table:formula="of:=HEX2DEC([.A445])" office:value-type="float" office:value="452622" calcext:value-type="float">
            <text:p>45262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30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29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6f000</text:p>
          </table:table-cell>
          <table:table-cell table:formula="of:=HEX2DEC([.A446])" office:value-type="float" office:value="454656" calcext:value-type="float">
            <text:p>45465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32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f00e</text:p>
          </table:table-cell>
          <table:table-cell table:formula="of:=HEX2DEC([.A447])" office:value-type="float" office:value="454670" calcext:value-type="float">
            <text:p>45467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32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32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6f800</text:p>
          </table:table-cell>
          <table:table-cell table:formula="of:=HEX2DEC([.A448])" office:value-type="float" office:value="456704" calcext:value-type="float">
            <text:p>45670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35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6f80e</text:p>
          </table:table-cell>
          <table:table-cell table:formula="of:=HEX2DEC([.A449])" office:value-type="float" office:value="456718" calcext:value-type="float">
            <text:p>45671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35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35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HEX2DEC([.A450])" office:value-type="float" office:value="458752" calcext:value-type="float">
            <text:p>45875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38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000e</text:p>
          </table:table-cell>
          <table:table-cell table:formula="of:=HEX2DEC([.A451])" office:value-type="float" office:value="458766" calcext:value-type="float">
            <text:p>45876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38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38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0800" calcext:value-type="float">
            <text:p>70800</text:p>
          </table:table-cell>
          <table:table-cell table:formula="of:=HEX2DEC([.A452])" office:value-type="float" office:value="460800" calcext:value-type="float">
            <text:p>46080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41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080e</text:p>
          </table:table-cell>
          <table:table-cell table:formula="of:=HEX2DEC([.A453])" office:value-type="float" office:value="460814" calcext:value-type="float">
            <text:p>46081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41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41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1000" calcext:value-type="float">
            <text:p>71000</text:p>
          </table:table-cell>
          <table:table-cell table:formula="of:=HEX2DEC([.A454])" office:value-type="float" office:value="462848" calcext:value-type="float">
            <text:p>46284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44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100e</text:p>
          </table:table-cell>
          <table:table-cell table:formula="of:=HEX2DEC([.A455])" office:value-type="float" office:value="462862" calcext:value-type="float">
            <text:p>46286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44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44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1800" calcext:value-type="float">
            <text:p>71800</text:p>
          </table:table-cell>
          <table:table-cell table:formula="of:=HEX2DEC([.A456])" office:value-type="float" office:value="464896" calcext:value-type="float">
            <text:p>46489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47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180e</text:p>
          </table:table-cell>
          <table:table-cell table:formula="of:=HEX2DEC([.A457])" office:value-type="float" office:value="464910" calcext:value-type="float">
            <text:p>46491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47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47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formula="of:=HEX2DEC([.A458])" office:value-type="float" office:value="466944" calcext:value-type="float">
            <text:p>46694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50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200e</text:p>
          </table:table-cell>
          <table:table-cell table:formula="of:=HEX2DEC([.A459])" office:value-type="float" office:value="466958" calcext:value-type="float">
            <text:p>46695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50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50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2800" calcext:value-type="float">
            <text:p>72800</text:p>
          </table:table-cell>
          <table:table-cell table:formula="of:=HEX2DEC([.A460])" office:value-type="float" office:value="468992" calcext:value-type="float">
            <text:p>46899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53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280e</text:p>
          </table:table-cell>
          <table:table-cell table:formula="of:=HEX2DEC([.A461])" office:value-type="float" office:value="469006" calcext:value-type="float">
            <text:p>46900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53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53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3000" calcext:value-type="float">
            <text:p>73000</text:p>
          </table:table-cell>
          <table:table-cell table:formula="of:=HEX2DEC([.A462])" office:value-type="float" office:value="471040" calcext:value-type="float">
            <text:p>47104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55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300e</text:p>
          </table:table-cell>
          <table:table-cell table:formula="of:=HEX2DEC([.A463])" office:value-type="float" office:value="471054" calcext:value-type="float">
            <text:p>47105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55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55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3800" calcext:value-type="float">
            <text:p>73800</text:p>
          </table:table-cell>
          <table:table-cell table:formula="of:=HEX2DEC([.A464])" office:value-type="float" office:value="473088" calcext:value-type="float">
            <text:p>47308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58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380e</text:p>
          </table:table-cell>
          <table:table-cell table:formula="of:=HEX2DEC([.A465])" office:value-type="float" office:value="473102" calcext:value-type="float">
            <text:p>47310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58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58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4000" calcext:value-type="float">
            <text:p>74000</text:p>
          </table:table-cell>
          <table:table-cell table:formula="of:=HEX2DEC([.A466])" office:value-type="float" office:value="475136" calcext:value-type="float">
            <text:p>47513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60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400e</text:p>
          </table:table-cell>
          <table:table-cell table:formula="of:=HEX2DEC([.A467])" office:value-type="float" office:value="475150" calcext:value-type="float">
            <text:p>47515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60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60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4800" calcext:value-type="float">
            <text:p>74800</text:p>
          </table:table-cell>
          <table:table-cell table:formula="of:=HEX2DEC([.A468])" office:value-type="float" office:value="477184" calcext:value-type="float">
            <text:p>47718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63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480e</text:p>
          </table:table-cell>
          <table:table-cell table:formula="of:=HEX2DEC([.A469])" office:value-type="float" office:value="477198" calcext:value-type="float">
            <text:p>47719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63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63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formula="of:=HEX2DEC([.A470])" office:value-type="float" office:value="479232" calcext:value-type="float">
            <text:p>47923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66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500e</text:p>
          </table:table-cell>
          <table:table-cell table:formula="of:=HEX2DEC([.A471])" office:value-type="float" office:value="479246" calcext:value-type="float">
            <text:p>47924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66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66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5800" calcext:value-type="float">
            <text:p>75800</text:p>
          </table:table-cell>
          <table:table-cell table:formula="of:=HEX2DEC([.A472])" office:value-type="float" office:value="481280" calcext:value-type="float">
            <text:p>48128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69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580e</text:p>
          </table:table-cell>
          <table:table-cell table:formula="of:=HEX2DEC([.A473])" office:value-type="float" office:value="481294" calcext:value-type="float">
            <text:p>48129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69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69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6000" calcext:value-type="float">
            <text:p>76000</text:p>
          </table:table-cell>
          <table:table-cell table:formula="of:=HEX2DEC([.A474])" office:value-type="float" office:value="483328" calcext:value-type="float">
            <text:p>48332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71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600e</text:p>
          </table:table-cell>
          <table:table-cell table:formula="of:=HEX2DEC([.A475])" office:value-type="float" office:value="483342" calcext:value-type="float">
            <text:p>48334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72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71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6800" calcext:value-type="float">
            <text:p>76800</text:p>
          </table:table-cell>
          <table:table-cell table:formula="of:=HEX2DEC([.A476])" office:value-type="float" office:value="485376" calcext:value-type="float">
            <text:p>48537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74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680e</text:p>
          </table:table-cell>
          <table:table-cell table:formula="of:=HEX2DEC([.A477])" office:value-type="float" office:value="485390" calcext:value-type="float">
            <text:p>48539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74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74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7000" calcext:value-type="float">
            <text:p>77000</text:p>
          </table:table-cell>
          <table:table-cell table:formula="of:=HEX2DEC([.A478])" office:value-type="float" office:value="487424" calcext:value-type="float">
            <text:p>48742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77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700e</text:p>
          </table:table-cell>
          <table:table-cell table:formula="of:=HEX2DEC([.A479])" office:value-type="float" office:value="487438" calcext:value-type="float">
            <text:p>48743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77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77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7800" calcext:value-type="float">
            <text:p>77800</text:p>
          </table:table-cell>
          <table:table-cell table:formula="of:=HEX2DEC([.A480])" office:value-type="float" office:value="489472" calcext:value-type="float">
            <text:p>48947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80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780e</text:p>
          </table:table-cell>
          <table:table-cell table:formula="of:=HEX2DEC([.A481])" office:value-type="float" office:value="489486" calcext:value-type="float">
            <text:p>48948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80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80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8000" calcext:value-type="float">
            <text:p>78000</text:p>
          </table:table-cell>
          <table:table-cell table:formula="of:=HEX2DEC([.A482])" office:value-type="float" office:value="491520" calcext:value-type="float">
            <text:p>49152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83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800e</text:p>
          </table:table-cell>
          <table:table-cell table:formula="of:=HEX2DEC([.A483])" office:value-type="float" office:value="491534" calcext:value-type="float">
            <text:p>49153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83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83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8800" calcext:value-type="float">
            <text:p>78800</text:p>
          </table:table-cell>
          <table:table-cell table:formula="of:=HEX2DEC([.A484])" office:value-type="float" office:value="493568" calcext:value-type="float">
            <text:p>49356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86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880e</text:p>
          </table:table-cell>
          <table:table-cell table:formula="of:=HEX2DEC([.A485])" office:value-type="float" office:value="493582" calcext:value-type="float">
            <text:p>49358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86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86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9000" calcext:value-type="float">
            <text:p>79000</text:p>
          </table:table-cell>
          <table:table-cell table:formula="of:=HEX2DEC([.A486])" office:value-type="float" office:value="495616" calcext:value-type="float">
            <text:p>49561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88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900e</text:p>
          </table:table-cell>
          <table:table-cell table:formula="of:=HEX2DEC([.A487])" office:value-type="float" office:value="495630" calcext:value-type="float">
            <text:p>49563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89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88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9800" calcext:value-type="float">
            <text:p>79800</text:p>
          </table:table-cell>
          <table:table-cell table:formula="of:=HEX2DEC([.A488])" office:value-type="float" office:value="497664" calcext:value-type="float">
            <text:p>49766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91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980e</text:p>
          </table:table-cell>
          <table:table-cell table:formula="of:=HEX2DEC([.A489])" office:value-type="float" office:value="497678" calcext:value-type="float">
            <text:p>49767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91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91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7a000</text:p>
          </table:table-cell>
          <table:table-cell table:formula="of:=HEX2DEC([.A490])" office:value-type="float" office:value="499712" calcext:value-type="float">
            <text:p>49971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93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a00e</text:p>
          </table:table-cell>
          <table:table-cell table:formula="of:=HEX2DEC([.A491])" office:value-type="float" office:value="499726" calcext:value-type="float">
            <text:p>49972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93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93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7a800</text:p>
          </table:table-cell>
          <table:table-cell table:formula="of:=HEX2DEC([.A492])" office:value-type="float" office:value="501760" calcext:value-type="float">
            <text:p>50176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96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a80e</text:p>
          </table:table-cell>
          <table:table-cell table:formula="of:=HEX2DEC([.A493])" office:value-type="float" office:value="501774" calcext:value-type="float">
            <text:p>50177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96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96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7b000</text:p>
          </table:table-cell>
          <table:table-cell table:formula="of:=HEX2DEC([.A494])" office:value-type="float" office:value="503808" calcext:value-type="float">
            <text:p>50380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6.98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b00e</text:p>
          </table:table-cell>
          <table:table-cell table:formula="of:=HEX2DEC([.A495])" office:value-type="float" office:value="503822" calcext:value-type="float">
            <text:p>50382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6.98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6.98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7b800</text:p>
          </table:table-cell>
          <table:table-cell table:formula="of:=HEX2DEC([.A496])" office:value-type="float" office:value="505856" calcext:value-type="float">
            <text:p>50585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01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b80e</text:p>
          </table:table-cell>
          <table:table-cell table:formula="of:=HEX2DEC([.A497])" office:value-type="float" office:value="505870" calcext:value-type="float">
            <text:p>50587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01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01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7c000</text:p>
          </table:table-cell>
          <table:table-cell table:formula="of:=HEX2DEC([.A498])" office:value-type="float" office:value="507904" calcext:value-type="float">
            <text:p>50790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04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c00e</text:p>
          </table:table-cell>
          <table:table-cell table:formula="of:=HEX2DEC([.A499])" office:value-type="float" office:value="507918" calcext:value-type="float">
            <text:p>50791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04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04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7c800</text:p>
          </table:table-cell>
          <table:table-cell table:formula="of:=HEX2DEC([.A500])" office:value-type="float" office:value="509952" calcext:value-type="float">
            <text:p>50995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06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c80e</text:p>
          </table:table-cell>
          <table:table-cell table:formula="of:=HEX2DEC([.A501])" office:value-type="float" office:value="509966" calcext:value-type="float">
            <text:p>50996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07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07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7d000</text:p>
          </table:table-cell>
          <table:table-cell table:formula="of:=HEX2DEC([.A502])" office:value-type="float" office:value="512000" calcext:value-type="float">
            <text:p>51200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09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d00e</text:p>
          </table:table-cell>
          <table:table-cell table:formula="of:=HEX2DEC([.A503])" office:value-type="float" office:value="512014" calcext:value-type="float">
            <text:p>51201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09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09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7d800</text:p>
          </table:table-cell>
          <table:table-cell table:formula="of:=HEX2DEC([.A504])" office:value-type="float" office:value="514048" calcext:value-type="float">
            <text:p>51404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12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d80e</text:p>
          </table:table-cell>
          <table:table-cell table:formula="of:=HEX2DEC([.A505])" office:value-type="float" office:value="514062" calcext:value-type="float">
            <text:p>51406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12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12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HEX2DEC([.A506])" office:value-type="float" office:value="7" calcext:value-type="float">
            <text:p>7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15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e00e</text:p>
          </table:table-cell>
          <table:table-cell table:formula="of:=HEX2DEC([.A507])" office:value-type="float" office:value="516110" calcext:value-type="float">
            <text:p>51611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15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15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007e800</text:p>
          </table:table-cell>
          <table:table-cell table:formula="of:=HEX2DEC([.A508])" office:value-type="float" office:value="518144" calcext:value-type="float">
            <text:p>51814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18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e80e</text:p>
          </table:table-cell>
          <table:table-cell table:formula="of:=HEX2DEC([.A509])" office:value-type="float" office:value="518158" calcext:value-type="float">
            <text:p>51815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18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18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7f000</text:p>
          </table:table-cell>
          <table:table-cell table:formula="of:=HEX2DEC([.A510])" office:value-type="float" office:value="520192" calcext:value-type="float">
            <text:p>52019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21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f00e</text:p>
          </table:table-cell>
          <table:table-cell table:formula="of:=HEX2DEC([.A511])" office:value-type="float" office:value="520206" calcext:value-type="float">
            <text:p>52020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21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21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7f800</text:p>
          </table:table-cell>
          <table:table-cell table:formula="of:=HEX2DEC([.A512])" office:value-type="float" office:value="522240" calcext:value-type="float">
            <text:p>52224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23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7f80e</text:p>
          </table:table-cell>
          <table:table-cell table:formula="of:=HEX2DEC([.A513])" office:value-type="float" office:value="522254" calcext:value-type="float">
            <text:p>52225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24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23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HEX2DEC([.A514])" office:value-type="float" office:value="524288" calcext:value-type="float">
            <text:p>52428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26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000e</text:p>
          </table:table-cell>
          <table:table-cell table:formula="of:=HEX2DEC([.A515])" office:value-type="float" office:value="524302" calcext:value-type="float">
            <text:p>52430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26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26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0800" calcext:value-type="float">
            <text:p>80800</text:p>
          </table:table-cell>
          <table:table-cell table:formula="of:=HEX2DEC([.A516])" office:value-type="float" office:value="526336" calcext:value-type="float">
            <text:p>52633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28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080e</text:p>
          </table:table-cell>
          <table:table-cell table:formula="of:=HEX2DEC([.A517])" office:value-type="float" office:value="526350" calcext:value-type="float">
            <text:p>52635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29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29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1000" calcext:value-type="float">
            <text:p>81000</text:p>
          </table:table-cell>
          <table:table-cell table:formula="of:=HEX2DEC([.A518])" office:value-type="float" office:value="528384" calcext:value-type="float">
            <text:p>52838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31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100e</text:p>
          </table:table-cell>
          <table:table-cell table:formula="of:=HEX2DEC([.A519])" office:value-type="float" office:value="528398" calcext:value-type="float">
            <text:p>52839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31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31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1800" calcext:value-type="float">
            <text:p>81800</text:p>
          </table:table-cell>
          <table:table-cell table:formula="of:=HEX2DEC([.A520])" office:value-type="float" office:value="530432" calcext:value-type="float">
            <text:p>53043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34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180e</text:p>
          </table:table-cell>
          <table:table-cell table:formula="of:=HEX2DEC([.A521])" office:value-type="float" office:value="530446" calcext:value-type="float">
            <text:p>53044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34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34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2000" calcext:value-type="float">
            <text:p>82000</text:p>
          </table:table-cell>
          <table:table-cell table:formula="of:=HEX2DEC([.A522])" office:value-type="float" office:value="532480" calcext:value-type="float">
            <text:p>53248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37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200e</text:p>
          </table:table-cell>
          <table:table-cell table:formula="of:=HEX2DEC([.A523])" office:value-type="float" office:value="532494" calcext:value-type="float">
            <text:p>53249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37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37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2800" calcext:value-type="float">
            <text:p>82800</text:p>
          </table:table-cell>
          <table:table-cell table:formula="of:=HEX2DEC([.A524])" office:value-type="float" office:value="534528" calcext:value-type="float">
            <text:p>53452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39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280e</text:p>
          </table:table-cell>
          <table:table-cell table:formula="of:=HEX2DEC([.A525])" office:value-type="float" office:value="534542" calcext:value-type="float">
            <text:p>53454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40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39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3000" calcext:value-type="float">
            <text:p>83000</text:p>
          </table:table-cell>
          <table:table-cell table:formula="of:=HEX2DEC([.A526])" office:value-type="float" office:value="536576" calcext:value-type="float">
            <text:p>53657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42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300e</text:p>
          </table:table-cell>
          <table:table-cell table:formula="of:=HEX2DEC([.A527])" office:value-type="float" office:value="536590" calcext:value-type="float">
            <text:p>53659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42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42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3800" calcext:value-type="float">
            <text:p>83800</text:p>
          </table:table-cell>
          <table:table-cell table:formula="of:=HEX2DEC([.A528])" office:value-type="float" office:value="538624" calcext:value-type="float">
            <text:p>53862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45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380e</text:p>
          </table:table-cell>
          <table:table-cell table:formula="of:=HEX2DEC([.A529])" office:value-type="float" office:value="538638" calcext:value-type="float">
            <text:p>53863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45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45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4000" calcext:value-type="float">
            <text:p>84000</text:p>
          </table:table-cell>
          <table:table-cell table:formula="of:=HEX2DEC([.A530])" office:value-type="float" office:value="540672" calcext:value-type="float">
            <text:p>54067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48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400e</text:p>
          </table:table-cell>
          <table:table-cell table:formula="of:=HEX2DEC([.A531])" office:value-type="float" office:value="540686" calcext:value-type="float">
            <text:p>54068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48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48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4800" calcext:value-type="float">
            <text:p>84800</text:p>
          </table:table-cell>
          <table:table-cell table:formula="of:=HEX2DEC([.A532])" office:value-type="float" office:value="542720" calcext:value-type="float">
            <text:p>54272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51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480e</text:p>
          </table:table-cell>
          <table:table-cell table:formula="of:=HEX2DEC([.A533])" office:value-type="float" office:value="542734" calcext:value-type="float">
            <text:p>54273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51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51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formula="of:=HEX2DEC([.A534])" office:value-type="float" office:value="544768" calcext:value-type="float">
            <text:p>54476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54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500e</text:p>
          </table:table-cell>
          <table:table-cell table:formula="of:=HEX2DEC([.A535])" office:value-type="float" office:value="544782" calcext:value-type="float">
            <text:p>54478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54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54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5800" calcext:value-type="float">
            <text:p>85800</text:p>
          </table:table-cell>
          <table:table-cell table:formula="of:=HEX2DEC([.A536])" office:value-type="float" office:value="546816" calcext:value-type="float">
            <text:p>54681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57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580e</text:p>
          </table:table-cell>
          <table:table-cell table:formula="of:=HEX2DEC([.A537])" office:value-type="float" office:value="546830" calcext:value-type="float">
            <text:p>54683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57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57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6000" calcext:value-type="float">
            <text:p>86000</text:p>
          </table:table-cell>
          <table:table-cell table:formula="of:=HEX2DEC([.A538])" office:value-type="float" office:value="548864" calcext:value-type="float">
            <text:p>54886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59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600e</text:p>
          </table:table-cell>
          <table:table-cell table:formula="of:=HEX2DEC([.A539])" office:value-type="float" office:value="548878" calcext:value-type="float">
            <text:p>54887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59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59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6800" calcext:value-type="float">
            <text:p>86800</text:p>
          </table:table-cell>
          <table:table-cell table:formula="of:=HEX2DEC([.A540])" office:value-type="float" office:value="550912" calcext:value-type="float">
            <text:p>55091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62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680e</text:p>
          </table:table-cell>
          <table:table-cell table:formula="of:=HEX2DEC([.A541])" office:value-type="float" office:value="550926" calcext:value-type="float">
            <text:p>55092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62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62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7000" calcext:value-type="float">
            <text:p>87000</text:p>
          </table:table-cell>
          <table:table-cell table:formula="of:=HEX2DEC([.A542])" office:value-type="float" office:value="552960" calcext:value-type="float">
            <text:p>55296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64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700e</text:p>
          </table:table-cell>
          <table:table-cell table:formula="of:=HEX2DEC([.A543])" office:value-type="float" office:value="552974" calcext:value-type="float">
            <text:p>55297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64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64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7800" calcext:value-type="float">
            <text:p>87800</text:p>
          </table:table-cell>
          <table:table-cell table:formula="of:=HEX2DEC([.A544])" office:value-type="float" office:value="555008" calcext:value-type="float">
            <text:p>55500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67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780e</text:p>
          </table:table-cell>
          <table:table-cell table:formula="of:=HEX2DEC([.A545])" office:value-type="float" office:value="555022" calcext:value-type="float">
            <text:p>55502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67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67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8000" calcext:value-type="float">
            <text:p>88000</text:p>
          </table:table-cell>
          <table:table-cell table:formula="of:=HEX2DEC([.A546])" office:value-type="float" office:value="557056" calcext:value-type="float">
            <text:p>55705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70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800e</text:p>
          </table:table-cell>
          <table:table-cell table:formula="of:=HEX2DEC([.A547])" office:value-type="float" office:value="557070" calcext:value-type="float">
            <text:p>55707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70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70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8800" calcext:value-type="float">
            <text:p>88800</text:p>
          </table:table-cell>
          <table:table-cell table:formula="of:=HEX2DEC([.A548])" office:value-type="float" office:value="559104" calcext:value-type="float">
            <text:p>55910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73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880e</text:p>
          </table:table-cell>
          <table:table-cell table:formula="of:=HEX2DEC([.A549])" office:value-type="float" office:value="559118" calcext:value-type="float">
            <text:p>55911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73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73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9000" calcext:value-type="float">
            <text:p>89000</text:p>
          </table:table-cell>
          <table:table-cell table:formula="of:=HEX2DEC([.A550])" office:value-type="float" office:value="561152" calcext:value-type="float">
            <text:p>56115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76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900e</text:p>
          </table:table-cell>
          <table:table-cell table:formula="of:=HEX2DEC([.A551])" office:value-type="float" office:value="561166" calcext:value-type="float">
            <text:p>56116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76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76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9800" calcext:value-type="float">
            <text:p>89800</text:p>
          </table:table-cell>
          <table:table-cell table:formula="of:=HEX2DEC([.A552])" office:value-type="float" office:value="563200" calcext:value-type="float">
            <text:p>56320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78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980e</text:p>
          </table:table-cell>
          <table:table-cell table:formula="of:=HEX2DEC([.A553])" office:value-type="float" office:value="563214" calcext:value-type="float">
            <text:p>56321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78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78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8a000</text:p>
          </table:table-cell>
          <table:table-cell table:formula="of:=HEX2DEC([.A554])" office:value-type="float" office:value="565248" calcext:value-type="float">
            <text:p>56524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81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a00e</text:p>
          </table:table-cell>
          <table:table-cell table:formula="of:=HEX2DEC([.A555])" office:value-type="float" office:value="565262" calcext:value-type="float">
            <text:p>56526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81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81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8a800</text:p>
          </table:table-cell>
          <table:table-cell table:formula="of:=HEX2DEC([.A556])" office:value-type="float" office:value="567296" calcext:value-type="float">
            <text:p>56729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84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a80e</text:p>
          </table:table-cell>
          <table:table-cell table:formula="of:=HEX2DEC([.A557])" office:value-type="float" office:value="567310" calcext:value-type="float">
            <text:p>56731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84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84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8b000</text:p>
          </table:table-cell>
          <table:table-cell table:formula="of:=HEX2DEC([.A558])" office:value-type="float" office:value="569344" calcext:value-type="float">
            <text:p>56934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87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b00e</text:p>
          </table:table-cell>
          <table:table-cell table:formula="of:=HEX2DEC([.A559])" office:value-type="float" office:value="569358" calcext:value-type="float">
            <text:p>56935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87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87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8b800</text:p>
          </table:table-cell>
          <table:table-cell table:formula="of:=HEX2DEC([.A560])" office:value-type="float" office:value="571392" calcext:value-type="float">
            <text:p>57139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90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b80e</text:p>
          </table:table-cell>
          <table:table-cell table:formula="of:=HEX2DEC([.A561])" office:value-type="float" office:value="571406" calcext:value-type="float">
            <text:p>57140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90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90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8c000</text:p>
          </table:table-cell>
          <table:table-cell table:formula="of:=HEX2DEC([.A562])" office:value-type="float" office:value="573440" calcext:value-type="float">
            <text:p>57344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93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c00e</text:p>
          </table:table-cell>
          <table:table-cell table:formula="of:=HEX2DEC([.A563])" office:value-type="float" office:value="573454" calcext:value-type="float">
            <text:p>57345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93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93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8c800</text:p>
          </table:table-cell>
          <table:table-cell table:formula="of:=HEX2DEC([.A564])" office:value-type="float" office:value="575488" calcext:value-type="float">
            <text:p>57548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95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c80e</text:p>
          </table:table-cell>
          <table:table-cell table:formula="of:=HEX2DEC([.A565])" office:value-type="float" office:value="575502" calcext:value-type="float">
            <text:p>57550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96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95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8d000</text:p>
          </table:table-cell>
          <table:table-cell table:formula="of:=HEX2DEC([.A566])" office:value-type="float" office:value="577536" calcext:value-type="float">
            <text:p>57753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7.98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d00e</text:p>
          </table:table-cell>
          <table:table-cell table:formula="of:=HEX2DEC([.A567])" office:value-type="float" office:value="577550" calcext:value-type="float">
            <text:p>57755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7.98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7.98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8d800</text:p>
          </table:table-cell>
          <table:table-cell table:formula="of:=HEX2DEC([.A568])" office:value-type="float" office:value="579584" calcext:value-type="float">
            <text:p>57958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01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d80e</text:p>
          </table:table-cell>
          <table:table-cell table:formula="of:=HEX2DEC([.A569])" office:value-type="float" office:value="579598" calcext:value-type="float">
            <text:p>57959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01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01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HEX2DEC([.A570])" office:value-type="float" office:value="8" calcext:value-type="float">
            <text:p>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04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e00e</text:p>
          </table:table-cell>
          <table:table-cell table:formula="of:=HEX2DEC([.A571])" office:value-type="float" office:value="581646" calcext:value-type="float">
            <text:p>58164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04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04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008e800</text:p>
          </table:table-cell>
          <table:table-cell table:formula="of:=HEX2DEC([.A572])" office:value-type="float" office:value="583680" calcext:value-type="float">
            <text:p>58368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07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e80e</text:p>
          </table:table-cell>
          <table:table-cell table:formula="of:=HEX2DEC([.A573])" office:value-type="float" office:value="583694" calcext:value-type="float">
            <text:p>58369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07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07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8f000</text:p>
          </table:table-cell>
          <table:table-cell table:formula="of:=HEX2DEC([.A574])" office:value-type="float" office:value="585728" calcext:value-type="float">
            <text:p>58572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10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f00e</text:p>
          </table:table-cell>
          <table:table-cell table:formula="of:=HEX2DEC([.A575])" office:value-type="float" office:value="585742" calcext:value-type="float">
            <text:p>58574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10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10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8f800</text:p>
          </table:table-cell>
          <table:table-cell table:formula="of:=HEX2DEC([.A576])" office:value-type="float" office:value="587776" calcext:value-type="float">
            <text:p>58777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12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8f80e</text:p>
          </table:table-cell>
          <table:table-cell table:formula="of:=HEX2DEC([.A577])" office:value-type="float" office:value="587790" calcext:value-type="float">
            <text:p>58779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12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12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HEX2DEC([.A578])" office:value-type="float" office:value="589824" calcext:value-type="float">
            <text:p>58982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15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000e</text:p>
          </table:table-cell>
          <table:table-cell table:formula="of:=HEX2DEC([.A579])" office:value-type="float" office:value="589838" calcext:value-type="float">
            <text:p>58983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15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15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0800" calcext:value-type="float">
            <text:p>90800</text:p>
          </table:table-cell>
          <table:table-cell table:formula="of:=HEX2DEC([.A580])" office:value-type="float" office:value="591872" calcext:value-type="float">
            <text:p>59187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18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080e</text:p>
          </table:table-cell>
          <table:table-cell table:formula="of:=HEX2DEC([.A581])" office:value-type="float" office:value="591886" calcext:value-type="float">
            <text:p>59188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18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18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1000" calcext:value-type="float">
            <text:p>91000</text:p>
          </table:table-cell>
          <table:table-cell table:formula="of:=HEX2DEC([.A582])" office:value-type="float" office:value="593920" calcext:value-type="float">
            <text:p>59392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21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100e</text:p>
          </table:table-cell>
          <table:table-cell table:formula="of:=HEX2DEC([.A583])" office:value-type="float" office:value="593934" calcext:value-type="float">
            <text:p>59393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21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21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1800" calcext:value-type="float">
            <text:p>91800</text:p>
          </table:table-cell>
          <table:table-cell table:formula="of:=HEX2DEC([.A584])" office:value-type="float" office:value="595968" calcext:value-type="float">
            <text:p>59596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24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180e</text:p>
          </table:table-cell>
          <table:table-cell table:formula="of:=HEX2DEC([.A585])" office:value-type="float" office:value="595982" calcext:value-type="float">
            <text:p>59598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24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24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2000" calcext:value-type="float">
            <text:p>92000</text:p>
          </table:table-cell>
          <table:table-cell table:formula="of:=HEX2DEC([.A586])" office:value-type="float" office:value="598016" calcext:value-type="float">
            <text:p>59801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27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200e</text:p>
          </table:table-cell>
          <table:table-cell table:formula="of:=HEX2DEC([.A587])" office:value-type="float" office:value="598030" calcext:value-type="float">
            <text:p>59803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27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27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2800" calcext:value-type="float">
            <text:p>92800</text:p>
          </table:table-cell>
          <table:table-cell table:formula="of:=HEX2DEC([.A588])" office:value-type="float" office:value="600064" calcext:value-type="float">
            <text:p>60006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29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280e</text:p>
          </table:table-cell>
          <table:table-cell table:formula="of:=HEX2DEC([.A589])" office:value-type="float" office:value="600078" calcext:value-type="float">
            <text:p>60007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29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29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3000" calcext:value-type="float">
            <text:p>93000</text:p>
          </table:table-cell>
          <table:table-cell table:formula="of:=HEX2DEC([.A590])" office:value-type="float" office:value="602112" calcext:value-type="float">
            <text:p>60211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32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300e</text:p>
          </table:table-cell>
          <table:table-cell table:formula="of:=HEX2DEC([.A591])" office:value-type="float" office:value="602126" calcext:value-type="float">
            <text:p>60212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32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32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3800" calcext:value-type="float">
            <text:p>93800</text:p>
          </table:table-cell>
          <table:table-cell table:formula="of:=HEX2DEC([.A592])" office:value-type="float" office:value="604160" calcext:value-type="float">
            <text:p>60416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34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380e</text:p>
          </table:table-cell>
          <table:table-cell table:formula="of:=HEX2DEC([.A593])" office:value-type="float" office:value="604174" calcext:value-type="float">
            <text:p>60417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34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34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4000" calcext:value-type="float">
            <text:p>94000</text:p>
          </table:table-cell>
          <table:table-cell table:formula="of:=HEX2DEC([.A594])" office:value-type="float" office:value="606208" calcext:value-type="float">
            <text:p>60620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37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400e</text:p>
          </table:table-cell>
          <table:table-cell table:formula="of:=HEX2DEC([.A595])" office:value-type="float" office:value="606222" calcext:value-type="float">
            <text:p>60622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37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37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4800" calcext:value-type="float">
            <text:p>94800</text:p>
          </table:table-cell>
          <table:table-cell table:formula="of:=HEX2DEC([.A596])" office:value-type="float" office:value="608256" calcext:value-type="float">
            <text:p>60825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39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480e</text:p>
          </table:table-cell>
          <table:table-cell table:formula="of:=HEX2DEC([.A597])" office:value-type="float" office:value="608270" calcext:value-type="float">
            <text:p>60827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39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formula="of:=HEX2DEC([.A598])" office:value-type="float" office:value="610304" calcext:value-type="float">
            <text:p>61030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42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500e</text:p>
          </table:table-cell>
          <table:table-cell table:formula="of:=HEX2DEC([.A599])" office:value-type="float" office:value="610318" calcext:value-type="float">
            <text:p>61031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42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42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5800" calcext:value-type="float">
            <text:p>95800</text:p>
          </table:table-cell>
          <table:table-cell table:formula="of:=HEX2DEC([.A600])" office:value-type="float" office:value="612352" calcext:value-type="float">
            <text:p>61235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45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580e</text:p>
          </table:table-cell>
          <table:table-cell table:formula="of:=HEX2DEC([.A601])" office:value-type="float" office:value="612366" calcext:value-type="float">
            <text:p>61236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45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45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formula="of:=HEX2DEC([.A602])" office:value-type="float" office:value="614400" calcext:value-type="float">
            <text:p>61440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47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600e</text:p>
          </table:table-cell>
          <table:table-cell table:formula="of:=HEX2DEC([.A603])" office:value-type="float" office:value="614414" calcext:value-type="float">
            <text:p>61441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48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48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6800" calcext:value-type="float">
            <text:p>96800</text:p>
          </table:table-cell>
          <table:table-cell table:formula="of:=HEX2DEC([.A604])" office:value-type="float" office:value="616448" calcext:value-type="float">
            <text:p>61644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50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680e</text:p>
          </table:table-cell>
          <table:table-cell table:formula="of:=HEX2DEC([.A605])" office:value-type="float" office:value="616462" calcext:value-type="float">
            <text:p>61646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51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50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7000" calcext:value-type="float">
            <text:p>97000</text:p>
          </table:table-cell>
          <table:table-cell table:formula="of:=HEX2DEC([.A606])" office:value-type="float" office:value="618496" calcext:value-type="float">
            <text:p>61849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53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700e</text:p>
          </table:table-cell>
          <table:table-cell table:formula="of:=HEX2DEC([.A607])" office:value-type="float" office:value="618510" calcext:value-type="float">
            <text:p>61851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53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7800" calcext:value-type="float">
            <text:p>97800</text:p>
          </table:table-cell>
          <table:table-cell table:formula="of:=HEX2DEC([.A608])" office:value-type="float" office:value="620544" calcext:value-type="float">
            <text:p>62054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56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780e</text:p>
          </table:table-cell>
          <table:table-cell table:formula="of:=HEX2DEC([.A609])" office:value-type="float" office:value="620558" calcext:value-type="float">
            <text:p>62055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56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56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8000" calcext:value-type="float">
            <text:p>98000</text:p>
          </table:table-cell>
          <table:table-cell table:formula="of:=HEX2DEC([.A610])" office:value-type="float" office:value="622592" calcext:value-type="float">
            <text:p>62259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59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800e</text:p>
          </table:table-cell>
          <table:table-cell table:formula="of:=HEX2DEC([.A611])" office:value-type="float" office:value="622606" calcext:value-type="float">
            <text:p>62260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59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59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8800" calcext:value-type="float">
            <text:p>98800</text:p>
          </table:table-cell>
          <table:table-cell table:formula="of:=HEX2DEC([.A612])" office:value-type="float" office:value="624640" calcext:value-type="float">
            <text:p>62464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62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880e</text:p>
          </table:table-cell>
          <table:table-cell table:formula="of:=HEX2DEC([.A613])" office:value-type="float" office:value="624654" calcext:value-type="float">
            <text:p>62465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62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62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9000" calcext:value-type="float">
            <text:p>99000</text:p>
          </table:table-cell>
          <table:table-cell table:formula="of:=HEX2DEC([.A614])" office:value-type="float" office:value="626688" calcext:value-type="float">
            <text:p>62668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64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900e</text:p>
          </table:table-cell>
          <table:table-cell table:formula="of:=HEX2DEC([.A615])" office:value-type="float" office:value="626702" calcext:value-type="float">
            <text:p>62670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64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64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9800" calcext:value-type="float">
            <text:p>99800</text:p>
          </table:table-cell>
          <table:table-cell table:formula="of:=HEX2DEC([.A616])" office:value-type="float" office:value="628736" calcext:value-type="float">
            <text:p>62873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67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980e</text:p>
          </table:table-cell>
          <table:table-cell table:formula="of:=HEX2DEC([.A617])" office:value-type="float" office:value="628750" calcext:value-type="float">
            <text:p>62875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67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67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9a000</text:p>
          </table:table-cell>
          <table:table-cell table:formula="of:=HEX2DEC([.A618])" office:value-type="float" office:value="630784" calcext:value-type="float">
            <text:p>63078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69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a00e</text:p>
          </table:table-cell>
          <table:table-cell table:formula="of:=HEX2DEC([.A619])" office:value-type="float" office:value="630798" calcext:value-type="float">
            <text:p>63079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69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69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9a800</text:p>
          </table:table-cell>
          <table:table-cell table:formula="of:=HEX2DEC([.A620])" office:value-type="float" office:value="632832" calcext:value-type="float">
            <text:p>63283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72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a80e</text:p>
          </table:table-cell>
          <table:table-cell table:formula="of:=HEX2DEC([.A621])" office:value-type="float" office:value="632846" calcext:value-type="float">
            <text:p>63284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72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72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9b000</text:p>
          </table:table-cell>
          <table:table-cell table:formula="of:=HEX2DEC([.A622])" office:value-type="float" office:value="634880" calcext:value-type="float">
            <text:p>63488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75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b00e</text:p>
          </table:table-cell>
          <table:table-cell table:formula="of:=HEX2DEC([.A623])" office:value-type="float" office:value="634894" calcext:value-type="float">
            <text:p>63489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75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75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9b800</text:p>
          </table:table-cell>
          <table:table-cell table:formula="of:=HEX2DEC([.A624])" office:value-type="float" office:value="636928" calcext:value-type="float">
            <text:p>63692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78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b80e</text:p>
          </table:table-cell>
          <table:table-cell table:formula="of:=HEX2DEC([.A625])" office:value-type="float" office:value="636942" calcext:value-type="float">
            <text:p>63694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78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78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9c000</text:p>
          </table:table-cell>
          <table:table-cell table:formula="of:=HEX2DEC([.A626])" office:value-type="float" office:value="638976" calcext:value-type="float">
            <text:p>63897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80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c00e</text:p>
          </table:table-cell>
          <table:table-cell table:formula="of:=HEX2DEC([.A627])" office:value-type="float" office:value="638990" calcext:value-type="float">
            <text:p>63899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81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80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9c800</text:p>
          </table:table-cell>
          <table:table-cell table:formula="of:=HEX2DEC([.A628])" office:value-type="float" office:value="641024" calcext:value-type="float">
            <text:p>64102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83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c80e</text:p>
          </table:table-cell>
          <table:table-cell table:formula="of:=HEX2DEC([.A629])" office:value-type="float" office:value="641038" calcext:value-type="float">
            <text:p>64103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83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83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9d000</text:p>
          </table:table-cell>
          <table:table-cell table:formula="of:=HEX2DEC([.A630])" office:value-type="float" office:value="643072" calcext:value-type="float">
            <text:p>64307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86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d00e</text:p>
          </table:table-cell>
          <table:table-cell table:formula="of:=HEX2DEC([.A631])" office:value-type="float" office:value="643086" calcext:value-type="float">
            <text:p>64308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86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86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9d800</text:p>
          </table:table-cell>
          <table:table-cell table:formula="of:=HEX2DEC([.A632])" office:value-type="float" office:value="645120" calcext:value-type="float">
            <text:p>64512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89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d80e</text:p>
          </table:table-cell>
          <table:table-cell table:formula="of:=HEX2DEC([.A633])" office:value-type="float" office:value="645134" calcext:value-type="float">
            <text:p>64513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89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89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HEX2DEC([.A634])" office:value-type="float" office:value="9" calcext:value-type="float">
            <text:p>9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92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e00e</text:p>
          </table:table-cell>
          <table:table-cell table:formula="of:=HEX2DEC([.A635])" office:value-type="float" office:value="647182" calcext:value-type="float">
            <text:p>64718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92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92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009e800</text:p>
          </table:table-cell>
          <table:table-cell table:formula="of:=HEX2DEC([.A636])" office:value-type="float" office:value="649216" calcext:value-type="float">
            <text:p>64921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95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e80e</text:p>
          </table:table-cell>
          <table:table-cell table:formula="of:=HEX2DEC([.A637])" office:value-type="float" office:value="649230" calcext:value-type="float">
            <text:p>64923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95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95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9f000</text:p>
          </table:table-cell>
          <table:table-cell table:formula="of:=HEX2DEC([.A638])" office:value-type="float" office:value="651264" calcext:value-type="float">
            <text:p>65126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8.98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f00e</text:p>
          </table:table-cell>
          <table:table-cell table:formula="of:=HEX2DEC([.A639])" office:value-type="float" office:value="651278" calcext:value-type="float">
            <text:p>65127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8.98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8.98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9f800</text:p>
          </table:table-cell>
          <table:table-cell table:formula="of:=HEX2DEC([.A640])" office:value-type="float" office:value="653312" calcext:value-type="float">
            <text:p>65331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00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9f80e</text:p>
          </table:table-cell>
          <table:table-cell table:formula="of:=HEX2DEC([.A641])" office:value-type="float" office:value="653326" calcext:value-type="float">
            <text:p>65332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00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00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0000</text:p>
          </table:table-cell>
          <table:table-cell table:formula="of:=HEX2DEC([.A642])" office:value-type="float" office:value="655360" calcext:value-type="float">
            <text:p>65536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03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000e</text:p>
          </table:table-cell>
          <table:table-cell table:formula="of:=HEX2DEC([.A643])" office:value-type="float" office:value="655374" calcext:value-type="float">
            <text:p>65537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03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03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0800</text:p>
          </table:table-cell>
          <table:table-cell table:formula="of:=HEX2DEC([.A644])" office:value-type="float" office:value="657408" calcext:value-type="float">
            <text:p>65740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05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080e</text:p>
          </table:table-cell>
          <table:table-cell table:formula="of:=HEX2DEC([.A645])" office:value-type="float" office:value="657422" calcext:value-type="float">
            <text:p>65742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06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06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1000</text:p>
          </table:table-cell>
          <table:table-cell table:formula="of:=HEX2DEC([.A646])" office:value-type="float" office:value="659456" calcext:value-type="float">
            <text:p>65945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08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100e</text:p>
          </table:table-cell>
          <table:table-cell table:formula="of:=HEX2DEC([.A647])" office:value-type="float" office:value="659470" calcext:value-type="float">
            <text:p>65947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08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08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1800</text:p>
          </table:table-cell>
          <table:table-cell table:formula="of:=HEX2DEC([.A648])" office:value-type="float" office:value="661504" calcext:value-type="float">
            <text:p>66150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11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180e</text:p>
          </table:table-cell>
          <table:table-cell table:formula="of:=HEX2DEC([.A649])" office:value-type="float" office:value="661518" calcext:value-type="float">
            <text:p>66151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11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11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2000</text:p>
          </table:table-cell>
          <table:table-cell table:formula="of:=HEX2DEC([.A650])" office:value-type="float" office:value="663552" calcext:value-type="float">
            <text:p>66355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14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200e</text:p>
          </table:table-cell>
          <table:table-cell table:formula="of:=HEX2DEC([.A651])" office:value-type="float" office:value="663566" calcext:value-type="float">
            <text:p>66356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14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14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2800</text:p>
          </table:table-cell>
          <table:table-cell table:formula="of:=HEX2DEC([.A652])" office:value-type="float" office:value="665600" calcext:value-type="float">
            <text:p>66560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17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280e</text:p>
          </table:table-cell>
          <table:table-cell table:formula="of:=HEX2DEC([.A653])" office:value-type="float" office:value="665614" calcext:value-type="float">
            <text:p>66561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17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17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3000</text:p>
          </table:table-cell>
          <table:table-cell table:formula="of:=HEX2DEC([.A654])" office:value-type="float" office:value="667648" calcext:value-type="float">
            <text:p>66764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20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300e</text:p>
          </table:table-cell>
          <table:table-cell table:formula="of:=HEX2DEC([.A655])" office:value-type="float" office:value="667662" calcext:value-type="float">
            <text:p>66766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20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20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3800</text:p>
          </table:table-cell>
          <table:table-cell table:formula="of:=HEX2DEC([.A656])" office:value-type="float" office:value="669696" calcext:value-type="float">
            <text:p>66969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23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380e</text:p>
          </table:table-cell>
          <table:table-cell table:formula="of:=HEX2DEC([.A657])" office:value-type="float" office:value="669710" calcext:value-type="float">
            <text:p>66971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23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23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4000</text:p>
          </table:table-cell>
          <table:table-cell table:formula="of:=HEX2DEC([.A658])" office:value-type="float" office:value="671744" calcext:value-type="float">
            <text:p>67174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25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400e</text:p>
          </table:table-cell>
          <table:table-cell table:formula="of:=HEX2DEC([.A659])" office:value-type="float" office:value="671758" calcext:value-type="float">
            <text:p>67175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26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26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4800</text:p>
          </table:table-cell>
          <table:table-cell table:formula="of:=HEX2DEC([.A660])" office:value-type="float" office:value="673792" calcext:value-type="float">
            <text:p>67379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29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480e</text:p>
          </table:table-cell>
          <table:table-cell table:formula="of:=HEX2DEC([.A661])" office:value-type="float" office:value="673806" calcext:value-type="float">
            <text:p>67380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29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29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5000</text:p>
          </table:table-cell>
          <table:table-cell table:formula="of:=HEX2DEC([.A662])" office:value-type="float" office:value="675840" calcext:value-type="float">
            <text:p>67584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31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500e</text:p>
          </table:table-cell>
          <table:table-cell table:formula="of:=HEX2DEC([.A663])" office:value-type="float" office:value="675854" calcext:value-type="float">
            <text:p>67585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31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31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5800</text:p>
          </table:table-cell>
          <table:table-cell table:formula="of:=HEX2DEC([.A664])" office:value-type="float" office:value="677888" calcext:value-type="float">
            <text:p>67788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34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580e</text:p>
          </table:table-cell>
          <table:table-cell table:formula="of:=HEX2DEC([.A665])" office:value-type="float" office:value="677902" calcext:value-type="float">
            <text:p>67790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34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34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6000</text:p>
          </table:table-cell>
          <table:table-cell table:formula="of:=HEX2DEC([.A666])" office:value-type="float" office:value="679936" calcext:value-type="float">
            <text:p>67993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36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600e</text:p>
          </table:table-cell>
          <table:table-cell table:formula="of:=HEX2DEC([.A667])" office:value-type="float" office:value="679950" calcext:value-type="float">
            <text:p>67995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37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37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6800</text:p>
          </table:table-cell>
          <table:table-cell table:formula="of:=HEX2DEC([.A668])" office:value-type="float" office:value="681984" calcext:value-type="float">
            <text:p>68198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39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680e</text:p>
          </table:table-cell>
          <table:table-cell table:formula="of:=HEX2DEC([.A669])" office:value-type="float" office:value="681998" calcext:value-type="float">
            <text:p>68199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39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39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7000</text:p>
          </table:table-cell>
          <table:table-cell table:formula="of:=HEX2DEC([.A670])" office:value-type="float" office:value="684032" calcext:value-type="float">
            <text:p>68403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42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700e</text:p>
          </table:table-cell>
          <table:table-cell table:formula="of:=HEX2DEC([.A671])" office:value-type="float" office:value="684046" calcext:value-type="float">
            <text:p>68404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42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42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7800</text:p>
          </table:table-cell>
          <table:table-cell table:formula="of:=HEX2DEC([.A672])" office:value-type="float" office:value="686080" calcext:value-type="float">
            <text:p>68608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45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780e</text:p>
          </table:table-cell>
          <table:table-cell table:formula="of:=HEX2DEC([.A673])" office:value-type="float" office:value="686094" calcext:value-type="float">
            <text:p>68609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45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45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8000</text:p>
          </table:table-cell>
          <table:table-cell table:formula="of:=HEX2DEC([.A674])" office:value-type="float" office:value="688128" calcext:value-type="float">
            <text:p>68812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479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800e</text:p>
          </table:table-cell>
          <table:table-cell table:formula="of:=HEX2DEC([.A675])" office:value-type="float" office:value="688142" calcext:value-type="float">
            <text:p>68814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48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480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8800</text:p>
          </table:table-cell>
          <table:table-cell table:formula="of:=HEX2DEC([.A676])" office:value-type="float" office:value="690176" calcext:value-type="float">
            <text:p>69017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50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880e</text:p>
          </table:table-cell>
          <table:table-cell table:formula="of:=HEX2DEC([.A677])" office:value-type="float" office:value="690190" calcext:value-type="float">
            <text:p>69019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510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509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9000</text:p>
          </table:table-cell>
          <table:table-cell table:formula="of:=HEX2DEC([.A678])" office:value-type="float" office:value="692224" calcext:value-type="float">
            <text:p>69222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53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900e</text:p>
          </table:table-cell>
          <table:table-cell table:formula="of:=HEX2DEC([.A679])" office:value-type="float" office:value="692238" calcext:value-type="float">
            <text:p>69223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53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53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9800</text:p>
          </table:table-cell>
          <table:table-cell table:formula="of:=HEX2DEC([.A680])" office:value-type="float" office:value="694272" calcext:value-type="float">
            <text:p>69427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56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980e</text:p>
          </table:table-cell>
          <table:table-cell table:formula="of:=HEX2DEC([.A681])" office:value-type="float" office:value="694286" calcext:value-type="float">
            <text:p>69428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56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56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a000</text:p>
          </table:table-cell>
          <table:table-cell table:formula="of:=HEX2DEC([.A682])" office:value-type="float" office:value="696320" calcext:value-type="float">
            <text:p>69632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59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a00e</text:p>
          </table:table-cell>
          <table:table-cell table:formula="of:=HEX2DEC([.A683])" office:value-type="float" office:value="696334" calcext:value-type="float">
            <text:p>69633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59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59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a800</text:p>
          </table:table-cell>
          <table:table-cell table:formula="of:=HEX2DEC([.A684])" office:value-type="float" office:value="698368" calcext:value-type="float">
            <text:p>69836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62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a80e</text:p>
          </table:table-cell>
          <table:table-cell table:formula="of:=HEX2DEC([.A685])" office:value-type="float" office:value="698382" calcext:value-type="float">
            <text:p>69838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62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62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b000</text:p>
          </table:table-cell>
          <table:table-cell table:formula="of:=HEX2DEC([.A686])" office:value-type="float" office:value="700416" calcext:value-type="float">
            <text:p>70041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65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b00e</text:p>
          </table:table-cell>
          <table:table-cell table:formula="of:=HEX2DEC([.A687])" office:value-type="float" office:value="700430" calcext:value-type="float">
            <text:p>70043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65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65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b800</text:p>
          </table:table-cell>
          <table:table-cell table:formula="of:=HEX2DEC([.A688])" office:value-type="float" office:value="702464" calcext:value-type="float">
            <text:p>70246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681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b80e</text:p>
          </table:table-cell>
          <table:table-cell table:formula="of:=HEX2DEC([.A689])" office:value-type="float" office:value="702478" calcext:value-type="float">
            <text:p>70247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68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682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c000</text:p>
          </table:table-cell>
          <table:table-cell table:formula="of:=HEX2DEC([.A690])" office:value-type="float" office:value="704512" calcext:value-type="float">
            <text:p>70451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70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c00e</text:p>
          </table:table-cell>
          <table:table-cell table:formula="of:=HEX2DEC([.A691])" office:value-type="float" office:value="704526" calcext:value-type="float">
            <text:p>70452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70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70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c800</text:p>
          </table:table-cell>
          <table:table-cell table:formula="of:=HEX2DEC([.A692])" office:value-type="float" office:value="706560" calcext:value-type="float">
            <text:p>70656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72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c80e</text:p>
          </table:table-cell>
          <table:table-cell table:formula="of:=HEX2DEC([.A693])" office:value-type="float" office:value="706574" calcext:value-type="float">
            <text:p>70657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72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72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d000</text:p>
          </table:table-cell>
          <table:table-cell table:formula="of:=HEX2DEC([.A694])" office:value-type="float" office:value="708608" calcext:value-type="float">
            <text:p>70860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752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d00e</text:p>
          </table:table-cell>
          <table:table-cell table:formula="of:=HEX2DEC([.A695])" office:value-type="float" office:value="708622" calcext:value-type="float">
            <text:p>70862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75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753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d800</text:p>
          </table:table-cell>
          <table:table-cell table:formula="of:=HEX2DEC([.A696])" office:value-type="float" office:value="710656" calcext:value-type="float">
            <text:p>71065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778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d80e</text:p>
          </table:table-cell>
          <table:table-cell table:formula="of:=HEX2DEC([.A697])" office:value-type="float" office:value="710670" calcext:value-type="float">
            <text:p>71067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77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77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e000</text:p>
          </table:table-cell>
          <table:table-cell table:formula="of:=HEX2DEC([.A698])" office:value-type="float" office:value="712704" calcext:value-type="float">
            <text:p>71270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806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e00e</text:p>
          </table:table-cell>
          <table:table-cell table:formula="of:=HEX2DEC([.A699])" office:value-type="float" office:value="712718" calcext:value-type="float">
            <text:p>71271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80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807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e800</text:p>
          </table:table-cell>
          <table:table-cell table:formula="of:=HEX2DEC([.A700])" office:value-type="float" office:value="714752" calcext:value-type="float">
            <text:p>71475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83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e80e</text:p>
          </table:table-cell>
          <table:table-cell table:formula="of:=HEX2DEC([.A701])" office:value-type="float" office:value="714766" calcext:value-type="float">
            <text:p>71476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83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83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f000</text:p>
          </table:table-cell>
          <table:table-cell table:formula="of:=HEX2DEC([.A702])" office:value-type="float" office:value="716800" calcext:value-type="float">
            <text:p>716800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860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f00e</text:p>
          </table:table-cell>
          <table:table-cell table:formula="of:=HEX2DEC([.A703])" office:value-type="float" office:value="716814" calcext:value-type="float">
            <text:p>716814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86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861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af800</text:p>
          </table:table-cell>
          <table:table-cell table:formula="of:=HEX2DEC([.A704])" office:value-type="float" office:value="718848" calcext:value-type="float">
            <text:p>718848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887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af80e</text:p>
          </table:table-cell>
          <table:table-cell table:formula="of:=HEX2DEC([.A705])" office:value-type="float" office:value="718862" calcext:value-type="float">
            <text:p>71886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88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888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b0000</text:p>
          </table:table-cell>
          <table:table-cell table:formula="of:=HEX2DEC([.A706])" office:value-type="float" office:value="720896" calcext:value-type="float">
            <text:p>720896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915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b000e</text:p>
          </table:table-cell>
          <table:table-cell table:formula="of:=HEX2DEC([.A707])" office:value-type="float" office:value="720910" calcext:value-type="float">
            <text:p>720910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91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916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b0800</text:p>
          </table:table-cell>
          <table:table-cell table:formula="of:=HEX2DEC([.A708])" office:value-type="float" office:value="722944" calcext:value-type="float">
            <text:p>722944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944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b080e</text:p>
          </table:table-cell>
          <table:table-cell table:formula="of:=HEX2DEC([.A709])" office:value-type="float" office:value="722958" calcext:value-type="float">
            <text:p>72295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2028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94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945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b1000</text:p>
          </table:table-cell>
          <table:table-cell table:formula="of:=HEX2DEC([.A710])" office:value-type="float" office:value="724992" calcext:value-type="float">
            <text:p>724992</text:p>
          </table:table-cell>
          <table:table-cell office:value-type="string" calcext:value-type="string">
            <text:p>mpeg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hdr,</text:p>
          </table:table-cell>
          <table:table-cell office:value-type="string" calcext:value-type="string">
            <text:p>9.973</text:p>
          </table:table-cell>
          <table:table-cell office:value-type="string" calcext:value-type="string">
            <text:p>s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0b100e</text:p>
          </table:table-cell>
          <table:table-cell table:formula="of:=HEX2DEC([.A711])" office:value-type="float" office:value="725006" calcext:value-type="float">
            <text:p>725006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rivate1,</text:p>
          </table:table-cell>
          <table:table-cell office:value-type="string" calcext:value-type="string">
            <text:p>LPCM</text:p>
          </table:table-cell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gth=1760</text:p>
          </table:table-cell>
          <table:table-cell/>
          <table:table-cell office:value-type="string" calcext:value-type="string">
            <text:p>hdr=13</text:p>
          </table:table-cell>
          <table:table-cell/>
          <table:table-cell office:value-type="string" calcext:value-type="string">
            <text:p>pts</text:p>
          </table:table-cell>
          <table:table-cell office:value-type="string" calcext:value-type="string">
            <text:p>9.97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dts</text:p>
          </table:table-cell>
          <table:table-cell office:value-type="string" calcext:value-type="string">
            <text:p>9.974</text:p>
          </table:table-cell>
          <table:table-cell office:value-type="string" calcext:value-type="string">
            <text:p>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b16f4</text:p>
          </table:table-cell>
          <table:table-cell table:formula="of:=HEX2DEC([.A712])" office:value-type="float" office:value="726772" calcext:value-type="float">
            <text:p>726772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adding</text:p>
          </table:table-cell>
          <table:table-cell/>
          <table:table-cell office:value-type="string" calcext:value-type="string">
            <text:p>length=262</text:p>
          </table:table-cell>
          <table:table-cell table:number-columns-repeated="18"/>
        </table:table-row>
        <table:table-row table:style-name="ro1">
          <table:table-cell/>
          <table:table-cell table:formula="of:=HEX2DEC([.A713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14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15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16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17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18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19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20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21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22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23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24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25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26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27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28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29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30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31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32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33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34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35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36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37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38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HEX2DEC([.A739])" office:value-type="float" office:value="0" calcext:value-type="float">
            <text:p>0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iberation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6T02:54:11.155930228</dc:date>
    <meta:editing-duration>PT5M17S</meta:editing-duration>
    <meta:editing-cycles>1</meta:editing-cycles>
    <meta:document-statistic meta:table-count="1" meta:cell-count="7850" meta:object-count="1"/>
    <meta:generator>LibreOffice/6.2.4.2.0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425cm" svg:height="19.949cm" xlink:href=".." xlink:type="simple" chart:class="chart:scatter" chart:style-name="ch1">
        <chart:legend chart:legend-position="end" svg:x="26.493cm" svg:y="9.675cm" style:legend-expansion="high" chart:style-name="ch2"/>
        <chart:plot-area chart:style-name="ch3" table:cell-range-address="analysis.B1:analysis.B739 analysis.R3:analysis.R711" chart:data-source-has-labels="row" svg:x="0.643cm" svg:y="0.371cm" svg:width="25.316cm" svg:height="19.152cm">
          <chartooo:coordinate-region svg:x="2.005cm" svg:y="0.571cm" svg:width="23.582cm" svg:height="18.3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alysis.B1:analysis.B739 analysis.R3:analysis.R711" chart:class="chart:scatter">
            <chart:data-point chart:repeated="14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 Colonne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alysis.B1:analysis.B739 analysis.R3:analysis.R7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06">
                <text:p>82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288">
                <text:p>12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02">
                <text:p>12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336">
                <text:p>143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50">
                <text:p>143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98">
                <text:p>163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432">
                <text:p>184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446">
                <text:p>184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94">
                <text:p>204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528">
                <text:p>225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542">
                <text:p>225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576">
                <text:p>24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590">
                <text:p>245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624">
                <text:p>266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638">
                <text:p>266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672">
                <text:p>286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686">
                <text:p>286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734">
                <text:p>307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782">
                <text:p>327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816">
                <text:p>348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830">
                <text:p>348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864">
                <text:p>368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878">
                <text:p>368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912">
                <text:p>389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926">
                <text:p>389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960">
                <text:p>409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974">
                <text:p>409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8">
                <text:p>43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022">
                <text:p>43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56">
                <text:p>450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070">
                <text:p>450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104">
                <text:p>471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118">
                <text:p>471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152">
                <text:p>491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166">
                <text:p>491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214">
                <text:p>512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248">
                <text:p>532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262">
                <text:p>532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296">
                <text:p>55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310">
                <text:p>553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358">
                <text:p>57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406">
                <text:p>594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440">
                <text:p>614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454">
                <text:p>614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488">
                <text:p>634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502">
                <text:p>635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550">
                <text:p>655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584">
                <text:p>675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598">
                <text:p>675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632">
                <text:p>696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646">
                <text:p>696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680">
                <text:p>716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694">
                <text:p>716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728">
                <text:p>737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742">
                <text:p>737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776">
                <text:p>757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790">
                <text:p>757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824">
                <text:p>778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838">
                <text:p>778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872">
                <text:p>798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886">
                <text:p>798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920">
                <text:p>819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934">
                <text:p>819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968">
                <text:p>839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982">
                <text:p>839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16">
                <text:p>860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30">
                <text:p>860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64">
                <text:p>880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78">
                <text:p>88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126">
                <text:p>901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160">
                <text:p>921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174">
                <text:p>921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208">
                <text:p>942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222">
                <text:p>94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256">
                <text:p>96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270">
                <text:p>962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304">
                <text:p>983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318">
                <text:p>983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352">
                <text:p>1003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366">
                <text:p>1003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414">
                <text:p>1024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448">
                <text:p>1044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462">
                <text:p>1044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496">
                <text:p>1064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510">
                <text:p>1065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544">
                <text:p>1085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558">
                <text:p>1085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592">
                <text:p>1105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606">
                <text:p>1106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640">
                <text:p>1126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654">
                <text:p>1126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688">
                <text:p>1146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702">
                <text:p>1147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736">
                <text:p>1167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750">
                <text:p>1167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784">
                <text:p>1187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798">
                <text:p>1187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832">
                <text:p>1208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846">
                <text:p>1208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894">
                <text:p>1228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928">
                <text:p>1249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942">
                <text:p>1249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976">
                <text:p>1269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990">
                <text:p>12699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024">
                <text:p>1290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38">
                <text:p>1290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072">
                <text:p>1310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86">
                <text:p>1310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120">
                <text:p>1331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134">
                <text:p>1331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168">
                <text:p>1351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182">
                <text:p>1351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216">
                <text:p>1372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230">
                <text:p>13723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264">
                <text:p>1392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278">
                <text:p>1392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312">
                <text:p>1413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326">
                <text:p>1413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360">
                <text:p>1433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374">
                <text:p>1433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408">
                <text:p>1454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422">
                <text:p>1454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456">
                <text:p>1474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470">
                <text:p>1474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504">
                <text:p>1495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518">
                <text:p>1495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552">
                <text:p>1515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566">
                <text:p>1515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600">
                <text:p>1536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614">
                <text:p>1536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648">
                <text:p>1556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662">
                <text:p>1556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696">
                <text:p>1576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710">
                <text:p>1577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744">
                <text:p>1597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758">
                <text:p>1597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792">
                <text:p>1617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806">
                <text:p>1618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840">
                <text:p>1638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854">
                <text:p>1638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888">
                <text:p>1658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902">
                <text:p>1659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936">
                <text:p>1679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950">
                <text:p>1679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984">
                <text:p>1699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998">
                <text:p>1699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032">
                <text:p>1720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046">
                <text:p>1720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080">
                <text:p>1740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094">
                <text:p>1740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6128">
                <text:p>1761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142">
                <text:p>1761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8176">
                <text:p>1781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190">
                <text:p>17819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0224">
                <text:p>1802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238">
                <text:p>1802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2272">
                <text:p>1822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286">
                <text:p>1822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4320">
                <text:p>18432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334">
                <text:p>1843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6368">
                <text:p>1863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382">
                <text:p>1863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430">
                <text:p>1884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0464">
                <text:p>1904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478">
                <text:p>1904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2512">
                <text:p>1925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526">
                <text:p>1925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4560">
                <text:p>1945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574">
                <text:p>1945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6608">
                <text:p>1966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622">
                <text:p>1966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8656">
                <text:p>1986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670">
                <text:p>1986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0704">
                <text:p>2007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718">
                <text:p>2007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2752">
                <text:p>2027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766">
                <text:p>2027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4800">
                <text:p>2048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814">
                <text:p>2048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6848">
                <text:p>2068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862">
                <text:p>2068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8896">
                <text:p>2088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910">
                <text:p>2089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0944">
                <text:p>2109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958">
                <text:p>2109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2992">
                <text:p>2129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3006">
                <text:p>2130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5040">
                <text:p>21504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5054">
                <text:p>2150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7088">
                <text:p>2170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7102">
                <text:p>2171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9136">
                <text:p>2191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9150">
                <text:p>21915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1184">
                <text:p>2211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1198">
                <text:p>2211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3232">
                <text:p>2232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3246">
                <text:p>2232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5280">
                <text:p>22528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5294">
                <text:p>2252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7328">
                <text:p>2273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7342">
                <text:p>2273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9376">
                <text:p>2293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9390">
                <text:p>22939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1424">
                <text:p>2314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1438">
                <text:p>2314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3472">
                <text:p>2334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3486">
                <text:p>2334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5520">
                <text:p>2355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5534">
                <text:p>2355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7568">
                <text:p>2375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7582">
                <text:p>2375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9616">
                <text:p>2396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9630">
                <text:p>2396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1664">
                <text:p>2416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1678">
                <text:p>2416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3712">
                <text:p>2437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3726">
                <text:p>2437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5760">
                <text:p>2457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5774">
                <text:p>2457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7808">
                <text:p>2478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7822">
                <text:p>2478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9856">
                <text:p>2498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9870">
                <text:p>2498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1904">
                <text:p>2519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1918">
                <text:p>2519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3966">
                <text:p>2539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6000">
                <text:p>256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6014">
                <text:p>2560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8048">
                <text:p>2580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8062">
                <text:p>2580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0096">
                <text:p>2600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0110">
                <text:p>2601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2158">
                <text:p>2621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4192">
                <text:p>2641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4206">
                <text:p>2642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6240">
                <text:p>26624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6254">
                <text:p>2662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8288">
                <text:p>2682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8302">
                <text:p>2683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0336">
                <text:p>2703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0350">
                <text:p>2703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2384">
                <text:p>2723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2398">
                <text:p>2723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4432">
                <text:p>2744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4446">
                <text:p>2744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6480">
                <text:p>2764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6494">
                <text:p>2764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8528">
                <text:p>2785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8542">
                <text:p>2785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0576">
                <text:p>2805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0590">
                <text:p>28059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2624">
                <text:p>2826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2638">
                <text:p>2826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4672">
                <text:p>2846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4686">
                <text:p>2846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6720">
                <text:p>2867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6734">
                <text:p>2867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8768">
                <text:p>2887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8782">
                <text:p>2887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0816">
                <text:p>2908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0830">
                <text:p>29083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2864">
                <text:p>2928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2878">
                <text:p>2928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4912">
                <text:p>2949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4926">
                <text:p>2949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6960">
                <text:p>29696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6974">
                <text:p>2969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9008">
                <text:p>2990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9022">
                <text:p>2990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1056">
                <text:p>3010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1070">
                <text:p>30107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3104">
                <text:p>3031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3118">
                <text:p>3031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5152">
                <text:p>3051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5166">
                <text:p>3051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7200">
                <text:p>3072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7214">
                <text:p>3072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9248">
                <text:p>3092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9262">
                <text:p>3092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1296">
                <text:p>3112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1310">
                <text:p>31131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3344">
                <text:p>3133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3358">
                <text:p>3133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5392">
                <text:p>3153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5406">
                <text:p>3154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7440">
                <text:p>31744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7454">
                <text:p>3174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9502">
                <text:p>3195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1536">
                <text:p>3215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1550">
                <text:p>32155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3584">
                <text:p>3235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3598">
                <text:p>3235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5632">
                <text:p>3256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5646">
                <text:p>3256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7680">
                <text:p>32768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7694">
                <text:p>3276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9728">
                <text:p>3297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9742">
                <text:p>3297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1776">
                <text:p>3317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1790">
                <text:p>33179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3824">
                <text:p>3338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3838">
                <text:p>3338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5872">
                <text:p>3358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5886">
                <text:p>3358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7920">
                <text:p>33792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7934">
                <text:p>3379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9968">
                <text:p>3399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9982">
                <text:p>3399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2016">
                <text:p>3420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2030">
                <text:p>34203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4064">
                <text:p>3440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4078">
                <text:p>3440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6112">
                <text:p>3461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6126">
                <text:p>3461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8160">
                <text:p>3481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8174">
                <text:p>3481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0208">
                <text:p>3502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0222">
                <text:p>3502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2256">
                <text:p>3522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2270">
                <text:p>35227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4304">
                <text:p>3543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4318">
                <text:p>3543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6352">
                <text:p>3563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6366">
                <text:p>3563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8400">
                <text:p>3584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8414">
                <text:p>3584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0448">
                <text:p>3604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0462">
                <text:p>3604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2496">
                <text:p>3624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2510">
                <text:p>36251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4544">
                <text:p>3645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4558">
                <text:p>3645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6592">
                <text:p>3665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6606">
                <text:p>3666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8640">
                <text:p>36864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8654">
                <text:p>3686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0688">
                <text:p>3706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0702">
                <text:p>3707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2736">
                <text:p>3727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2750">
                <text:p>37275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4784">
                <text:p>3747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4798">
                <text:p>3747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6832">
                <text:p>3768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6846">
                <text:p>3768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8880">
                <text:p>37888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8894">
                <text:p>3788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0928">
                <text:p>3809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0942">
                <text:p>3809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2976">
                <text:p>3829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2990">
                <text:p>3829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5038">
                <text:p>3850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7072">
                <text:p>3870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7086">
                <text:p>3870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9120">
                <text:p>38912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9134">
                <text:p>3891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1168">
                <text:p>3911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1182">
                <text:p>39118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3216">
                <text:p>3932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3230">
                <text:p>39323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5264">
                <text:p>3952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5278">
                <text:p>3952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7312">
                <text:p>3973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7326">
                <text:p>3973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9360">
                <text:p>3993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9374">
                <text:p>3993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1408">
                <text:p>4014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1422">
                <text:p>4014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3456">
                <text:p>4034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3470">
                <text:p>4034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5504">
                <text:p>4055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5518">
                <text:p>4055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7552">
                <text:p>4075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7566">
                <text:p>4075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9600">
                <text:p>4096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9614">
                <text:p>4096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1648">
                <text:p>4116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1662">
                <text:p>4116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3696">
                <text:p>4136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3710">
                <text:p>41371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5744">
                <text:p>4157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5758">
                <text:p>4157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7792">
                <text:p>4177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7806">
                <text:p>4178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9840">
                <text:p>4198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9854">
                <text:p>4198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1888">
                <text:p>4218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1902">
                <text:p>4219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3936">
                <text:p>4239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3950">
                <text:p>42395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5984">
                <text:p>4259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5998">
                <text:p>4259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8032">
                <text:p>4280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8046">
                <text:p>4280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0080">
                <text:p>43008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0094">
                <text:p>4300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2128">
                <text:p>4321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2142">
                <text:p>4321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4176">
                <text:p>4341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4190">
                <text:p>43419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6224">
                <text:p>4362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6238">
                <text:p>4362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8272">
                <text:p>4382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8286">
                <text:p>4382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0320">
                <text:p>44032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0334">
                <text:p>4403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2368">
                <text:p>4423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2382">
                <text:p>44238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4416">
                <text:p>4444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4430">
                <text:p>44443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6464">
                <text:p>4464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6478">
                <text:p>4464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8512">
                <text:p>4485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8526">
                <text:p>4485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0574">
                <text:p>4505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2608">
                <text:p>4526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2622">
                <text:p>4526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4656">
                <text:p>4546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4670">
                <text:p>45467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6704">
                <text:p>4567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6718">
                <text:p>4567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8752">
                <text:p>4587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8766">
                <text:p>45876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0800">
                <text:p>4608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0814">
                <text:p>4608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2848">
                <text:p>4628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2862">
                <text:p>46286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4896">
                <text:p>4648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4910">
                <text:p>46491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6944">
                <text:p>4669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6958">
                <text:p>4669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8992">
                <text:p>4689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9006">
                <text:p>4690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1040">
                <text:p>47104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1054">
                <text:p>4710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73088">
                <text:p>4730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73102">
                <text:p>4731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75136">
                <text:p>4751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75150">
                <text:p>47515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7184">
                <text:p>4771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7198">
                <text:p>4771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9232">
                <text:p>4792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9246">
                <text:p>4792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1280">
                <text:p>48128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81294">
                <text:p>48129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83328">
                <text:p>4833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83342">
                <text:p>4833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5376">
                <text:p>4853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5390">
                <text:p>48539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7424">
                <text:p>4874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7438">
                <text:p>4874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9472">
                <text:p>4894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9486">
                <text:p>48948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91520">
                <text:p>49152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91534">
                <text:p>4915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3568">
                <text:p>4935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3582">
                <text:p>4935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5616">
                <text:p>4956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5630">
                <text:p>49563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7664">
                <text:p>4976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7678">
                <text:p>4976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9712">
                <text:p>4997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9726">
                <text:p>4997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1760">
                <text:p>50176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1774">
                <text:p>5017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03808">
                <text:p>5038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3822">
                <text:p>5038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05856">
                <text:p>5058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5870">
                <text:p>50587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7904">
                <text:p>5079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7918">
                <text:p>5079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9952">
                <text:p>5099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9966">
                <text:p>50996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2000">
                <text:p>512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2014">
                <text:p>5120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14048">
                <text:p>5140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14062">
                <text:p>5140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16110">
                <text:p>51611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8144">
                <text:p>5181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8158">
                <text:p>51815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20192">
                <text:p>5201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0206">
                <text:p>52020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22240">
                <text:p>52224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22254">
                <text:p>52225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24288">
                <text:p>5242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24302">
                <text:p>5243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26336">
                <text:p>5263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26350">
                <text:p>52635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8384">
                <text:p>52838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8398">
                <text:p>5283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30432">
                <text:p>5304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30446">
                <text:p>53044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32480">
                <text:p>53248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32494">
                <text:p>5324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34528">
                <text:p>53452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34542">
                <text:p>5345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36576">
                <text:p>5365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36590">
                <text:p>53659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8624">
                <text:p>53862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8638">
                <text:p>5386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40672">
                <text:p>54067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40686">
                <text:p>54068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42720">
                <text:p>54272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42734">
                <text:p>5427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44768">
                <text:p>5447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44782">
                <text:p>54478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46816">
                <text:p>5468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46830">
                <text:p>54683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8864">
                <text:p>54886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8878">
                <text:p>54887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50912">
                <text:p>5509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50926">
                <text:p>55092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52960">
                <text:p>55296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52974">
                <text:p>55297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55008">
                <text:p>55500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55022">
                <text:p>55502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57056">
                <text:p>55705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57070">
                <text:p>55707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9104">
                <text:p>5591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9118">
                <text:p>55911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61152">
                <text:p>56115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61166">
                <text:p>56116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63200">
                <text:p>5632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63214">
                <text:p>5632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65248">
                <text:p>5652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65262">
                <text:p>56526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67296">
                <text:p>5672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67310">
                <text:p>56731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9344">
                <text:p>56934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9358">
                <text:p>5693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71392">
                <text:p>5713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71406">
                <text:p>57140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73440">
                <text:p>57344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73454">
                <text:p>57345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75488">
                <text:p>57548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75502">
                <text:p>5755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77536">
                <text:p>57753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77550">
                <text:p>57755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79584">
                <text:p>57958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9598">
                <text:p>57959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81646">
                <text:p>5816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83680">
                <text:p>58368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83694">
                <text:p>58369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85728">
                <text:p>58572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85742">
                <text:p>58574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87776">
                <text:p>5877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87790">
                <text:p>58779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89824">
                <text:p>5898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9838">
                <text:p>5898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91872">
                <text:p>59187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91886">
                <text:p>59188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93920">
                <text:p>59392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93934">
                <text:p>5939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95968">
                <text:p>5959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95982">
                <text:p>59598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98016">
                <text:p>5980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98030">
                <text:p>59803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00064">
                <text:p>6000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00078">
                <text:p>60007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02112">
                <text:p>6021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2126">
                <text:p>60212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4160">
                <text:p>60416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04174">
                <text:p>60417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06208">
                <text:p>6062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06222">
                <text:p>60622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08256">
                <text:p>60825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8270">
                <text:p>60827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10304">
                <text:p>6103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10318">
                <text:p>6103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12352">
                <text:p>6123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12366">
                <text:p>6123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4400">
                <text:p>6144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4414">
                <text:p>61441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6448">
                <text:p>61644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16462">
                <text:p>6164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18496">
                <text:p>6184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18510">
                <text:p>61851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20544">
                <text:p>62054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20558">
                <text:p>62055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22592">
                <text:p>6225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22606">
                <text:p>62260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24640">
                <text:p>62464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24654">
                <text:p>62465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26688">
                <text:p>62668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26702">
                <text:p>62670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28736">
                <text:p>62873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28750">
                <text:p>62875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30784">
                <text:p>63078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30798">
                <text:p>63079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32832">
                <text:p>63283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32846">
                <text:p>63284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34880">
                <text:p>63488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34894">
                <text:p>63489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36928">
                <text:p>63692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36942">
                <text:p>63694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38976">
                <text:p>63897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38990">
                <text:p>63899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41024">
                <text:p>6410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41038">
                <text:p>6410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43072">
                <text:p>64307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43086">
                <text:p>64308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45120">
                <text:p>64512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45134">
                <text:p>64513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47182">
                <text:p>64718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49216">
                <text:p>6492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49230">
                <text:p>64923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51264">
                <text:p>65126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51278">
                <text:p>65127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53312">
                <text:p>6533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53326">
                <text:p>65332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55360">
                <text:p>65536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55374">
                <text:p>65537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57408">
                <text:p>65740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57422">
                <text:p>6574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59456">
                <text:p>65945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59470">
                <text:p>65947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61504">
                <text:p>66150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61518">
                <text:p>6615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63552">
                <text:p>66355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63566">
                <text:p>66356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65600">
                <text:p>66560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65614">
                <text:p>66561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67648">
                <text:p>6676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67662">
                <text:p>66766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69696">
                <text:p>66969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69710">
                <text:p>66971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71744">
                <text:p>67174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71758">
                <text:p>67175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73792">
                <text:p>67379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73806">
                <text:p>67380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75840">
                <text:p>67584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75854">
                <text:p>67585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77888">
                <text:p>67788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77902">
                <text:p>67790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79936">
                <text:p>67993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79950">
                <text:p>67995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81984">
                <text:p>68198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81998">
                <text:p>6819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84032">
                <text:p>68403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84046">
                <text:p>68404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86080">
                <text:p>68608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86094">
                <text:p>68609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88128">
                <text:p>68812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88142">
                <text:p>6881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90176">
                <text:p>6901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90190">
                <text:p>69019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92224">
                <text:p>6922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92238">
                <text:p>69223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94272">
                <text:p>69427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94286">
                <text:p>69428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96320">
                <text:p>69632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96334">
                <text:p>69633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98368">
                <text:p>69836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98382">
                <text:p>69838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00416">
                <text:p>70041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00430">
                <text:p>70043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2464">
                <text:p>70246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02478">
                <text:p>70247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04512">
                <text:p>7045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4526">
                <text:p>70452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6560">
                <text:p>70656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06574">
                <text:p>70657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8608">
                <text:p>70860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08622">
                <text:p>70862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10656">
                <text:p>71065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10670">
                <text:p>71067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12704">
                <text:p>71270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12718">
                <text:p>71271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14752">
                <text:p>7147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14766">
                <text:p>71476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16800">
                <text:p>7168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16814">
                <text:p>7168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18848">
                <text:p>71884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18862">
                <text:p>71886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20896">
                <text:p>7208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20910">
                <text:p>72091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22944">
                <text:p>72294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22958">
                <text:p>72295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24992">
                <text:p>72499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25006">
                <text:p>72500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26772">
                <text:p>72677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